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MT" svg:font-family="ArialMT" style:font-family-generic="swiss"/>
    <style:font-face style:name="SourceSansPro-Regular" svg:font-family="SourceSansPro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8.2283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3.4335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0.681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color="#000000" style:font-name="Arial" fo:font-size="12pt" fo:language="en" fo:country="US" style:font-name-asian="SourceSansPro-Regular" style:font-size-asian="12pt" style:language-asian="en" style:country-asian="US" style:font-name-complex="SourceSansPro-Regular" style:font-size-complex="12pt" style:language-complex="en" style:country-complex="US"/>
    </style:style>
    <style:style style:name="ce3" style:family="table-cell" style:parent-style-name="Default">
      <style:text-properties fo:color="#000000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ce4" style:family="table-cell" style:parent-style-name="Default">
      <style:text-properties fo:color="#000000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5" style:family="table-cell" style:parent-style-name="Default">
      <style:text-properties fo:color="#000000" style:font-name="Arial" fo:font-size="12pt" fo:language="en" fo:country="US" style:font-name-asian="Menlo-Regular" style:font-size-asian="12pt" style:language-asian="en" style:country-asian="US" style:font-name-complex="Menlo-Regular" style:font-size-complex="12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43434" style:font-name="Arial" fo:font-size="12pt" fo:language="en" fo:country="US" style:font-name-asian="ArialMT" style:font-size-asian="12pt" style:language-asian="en" style:country-asian="US" style:font-name-complex="ArialMT" style:font-size-complex="12pt" style:language-complex="en" style:country-complex="US"/>
    </style:style>
    <style:style style:name="ce8" style:family="table-cell" style:parent-style-name="Default">
      <style:text-properties fo:color="#424242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2pt" style:language-asian="en" style:country-asian="US" style:font-style-asian="normal" style:font-weight-asian="normal" style:font-name-complex="SourceSansPro-Regular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2pt" style:font-name-asian="Arial Unicode MS" style:font-size-asian="12pt" style:font-name-complex="Arial Unicode MS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12pt" fo:language="en" fo:country="US" style:font-name-asian="SourceSansPro-Regular" style:font-size-asian="12pt" style:language-asian="en" style:country-asian="US" style:font-name-complex="Arial Unicode MS" style:font-size-complex="12pt" style:language-complex="en" style:country-complex="US"/>
    </style:style>
    <style:style style:name="T1" style:family="text">
      <style:text-properties fo:color="#000000" style:font-name="Menlo-Regular" fo:font-size="11pt" fo:letter-spacing="normal" fo:font-style="normal" fo:font-weight="normal" style:font-name-asian="Menlo-Regular" style:font-size-asian="11pt" style:font-style-asian="normal" style:font-weight-asian="normal" style:font-name-complex="Menlo-Regular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" fo:font-size="7.5pt" fo:letter-spacing="normal" fo:font-style="normal" fo:text-shadow="none" style:text-underline-style="none" fo:font-weight="normal" style:font-name-asian="Arial" style:font-size-asian="7.5pt" style:font-style-asian="normal" style:font-weight-asian="normal" style:font-name-complex="Arial" style:font-style-complex="normal" style:font-weight-complex="normal" style:text-emphasize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3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5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7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8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P69SV40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brid cell line CNE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hybri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brid cell line CNE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hybri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retts esophagus [high-grade dysplasi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 grade dysplasia in Barrett esophagu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estinal metaplasia in Barrett esophagu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igh grade dysplasia [cardi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taplasia of the card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itis ulcerosa [dysplastic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mucosa [CRC pati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non-dysplastic tissue [microsatellite stabl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l intraepithelial neo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anal canal and anus</text:p>
          </table:table-cell>
          <table:table-cell office:value-type="string">
            <text:p>C21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ic cirrhosis [HBV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cellular dysplasia [HBV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ic dysplasia [HCVpos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HBE4-E6/E7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diploid lung [cell line IMR-90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diploid fetal lung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BEAS-2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ant: Ad12-SV40.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[cell line WI-38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diploid human lung ce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-26 VA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L20-T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nite cell line Hs 417.Lu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Finite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nite cell line CDD-14B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Finite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-38 VA13 subline 2R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al atypical adenomatous hyperplasia [low grad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olar columnar cell dysplasia [Anaplastic carcinoma, in situ AC, CGH in BCCD low grade compon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816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 in remission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line analysi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 sample [pediatric ependymom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LAU-Me246.M1-LCL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mmortalized keratinocytes [cell line FK16A, HPV16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UE6E7T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184A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HML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HMLE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10CA1h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-10A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10CA1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DCIS.co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fR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 of the usual type [breast, bilateral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 of the breast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cyst with micropapillary 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cervix epitheliu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endometriu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A-HPV-10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2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-1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2-W99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A2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1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1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CD-1103 KIDT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CD-1105 KIDT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idney cyst in polycystiv kidney disease [Cuboidal epithelium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lat urothelial hyperplasia of the bladd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dder biopsy [Brunn nes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thy-ori 3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ferernce [lymphoblastoid cell line HCC1395BL] 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enign prostate hyperplasia [cell line BPH-1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</text:p>
          </table:table-cell>
          <table:table-cell office:value-type="string">
            <text:p>Benign prostatic hyperplasia</text:p>
          </table:table-cell>
          <table:table-cell office:value-type="string">
            <text:p>C2897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cervix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nal cortex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mission Bone Marrow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mission sample [AML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tissueSezary syndrom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al canc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blastom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ference dna [commercial, femal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ferenc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tissue [non-neoplastic cell line HBL100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plastic polyp [stomach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hole blood DNA extraction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 from multiple myeloma patien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oid cell line [chromosome 2 gain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 from colorectal carcinoma patien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dermal Keratinocyte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 lymphocytes [hepatoblastoma pati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n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lin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prostat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nknown</text:p>
          </table:table-cell>
          <table:table-cell office:value-type="string">
            <text:p>C8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stic plasmacytoid dendritic cell neoplasm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8997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 [Omentum]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s of unknown primary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office:value-type="string">
            <text:p>None</text:p>
          </table:table-cell>
          <table:table-cell office:value-type="string">
            <text:p>C8997</text:p>
          </table:table-cell>
          <table:table-cell table:style-name="ce9"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ameloblastic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arret adenocarcinoma [cell line OE33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</text:p>
          </table:table-cell>
          <table:table-cell office:value-type="string">
            <text:p>Barrett adenocarcinoma</text:p>
          </table:table-cell>
          <table:table-cell office:value-type="string">
            <text:p>C7027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cancer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Carcinoma</text:p>
          </table:table-cell>
          <table:table-cell office:value-type="string">
            <text:p>C3513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[cell line SNU-1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carcinoma</text:p>
          </table:table-cell>
          <table:table-cell office:value-type="string">
            <text:p>C4911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n cancer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048">
            <text:p>21048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carcinoma [cell line KP-4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carcinoma</text:p>
          </table:table-cell>
          <table:table-cell office:value-type="string">
            <text:p>C385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ma [cell line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ung Carcinoma</text:p>
          </table:table-cell>
          <table:table-cell office:value-type="string">
            <text:p>C4878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oalveolar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lung or bronchus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peritoneal carcinomatosis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retroperitoneum and peritoneum</text:p>
          </table:table-cell>
          <table:table-cell office:value-type="string">
            <text:p>C48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110">
            <text:p>211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, NOS [cervix, cell line C4I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arcinoma</text:p>
          </table:table-cell>
          <table:table-cell office:value-type="string">
            <text:p>C490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quamous cell carcinoma [OV-TRL-12B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quamous cell carcinoma</text:p>
          </table:table-cell>
          <table:table-cell office:value-type="string">
            <text:p>C40093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 [cell line CH1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ixed germ cell tumor</text:p>
          </table:table-cell>
          <table:table-cell office:value-type="string">
            <text:p>C88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fallopian tube</text:p>
          </table:table-cell>
          <table:table-cell office:value-type="string">
            <text:p>C57.0</text:p>
          </table:table-cell>
          <table:table-cell office:value-type="string">
            <text:p>Fallopian Tube Carcinoma</text:p>
          </table:table-cell>
          <table:table-cell office:value-type="string">
            <text:p>C3867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carcinoma [cell line DU145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carcinoma</text:p>
          </table:table-cell>
          <table:table-cell office:value-type="string">
            <text:p>C4863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HK-2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carcinoma [cell line TH7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Squamous Cell Carcinoma</text:p>
          </table:table-cell>
          <table:table-cell office:value-type="string">
            <text:p>C4600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lung carcinoma [cell line NCI-H1299]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lung cell carcinoma [cell line COR-L23/CPR]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carcinoma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quamous cell 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adeno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mall cell 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carcinoma</text:p>
          </table:table-cell>
          <table:table-cell office:value-type="string">
            <text:p>Carcinoma, undifferentiated, NOS</text:p>
          </table:table-cell>
          <table:table-cell office:value-type="string">
            <text:p>802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Undifferentiated Carcinoma</text:p>
          </table:table-cell>
          <table:table-cell office:value-type="string">
            <text:p>C3692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carcinoma [palatine tonsil]</text:p>
          </table:table-cell>
          <table:table-cell office:value-type="string">
            <text:p>Carcinoma, anaplastic, NOS</text:p>
          </table:table-cell>
          <table:table-cell office:value-type="string">
            <text:p>8021/3</text:p>
          </table:table-cell>
          <table:table-cell office:value-type="string">
            <text:p>tonsil</text:p>
          </table:table-cell>
          <table:table-cell office:value-type="string">
            <text:p>C09.9</text:p>
          </table:table-cell>
          <table:table-cell office:value-type="string">
            <text:p>Undifferentiated Carcinoma</text:p>
          </table:table-cell>
          <table:table-cell office:value-type="string">
            <text:p>C3692</text:p>
          </table:table-cell>
          <table:table-cell office:value-type="float" office:value="20070">
            <text:p>2007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thyroid carcinoma [cell line TCO-1]</text:p>
          </table:table-cell>
          <table:table-cell office:value-type="string">
            <text:p>Carcinoma, anaplastic, NOS</text:p>
          </table:table-cell>
          <table:table-cell office:value-type="string">
            <text:p>8021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undifferentiated (anaplastic) carcinoma</text:p>
          </table:table-cell>
          <table:table-cell office:value-type="string">
            <text:p>C387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None</text:p>
          </table:table-cell>
          <table:table-cell office:value-type="string">
            <text:p>C4094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breast carcinoma [cell line SUM159PT]</text:p>
          </table:table-cell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Pleomorphic breast carcinoma</text:p>
          </table:table-cell>
          <table:table-cell office:value-type="string">
            <text:p>C516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giant cell carcinoma [cell line HCC1359]</text:p>
          </table:table-cell>
          <table:table-cell office:value-type="string">
            <text:p>Giant cell carcinoma</text:p>
          </table:table-cell>
          <table:table-cell office:value-type="string">
            <text:p>8031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giant cell carcinoma</text:p>
          </table:table-cell>
          <table:table-cell office:value-type="string">
            <text:p>C44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granuloma</text:p>
          </table:table-cell>
          <table:table-cell office:value-type="string">
            <text:p>Giant cell carcinoma</text:p>
          </table:table-cell>
          <table:table-cell office:value-type="string">
            <text:p>8031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Giant Cell Carcinoma</text:p>
          </table:table-cell>
          <table:table-cell office:value-type="string">
            <text:p>C3779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carcinoma</text:p>
          </table:table-cell>
          <table:table-cell office:value-type="string">
            <text:p>Spindle cell carcinoma, NOS</text:p>
          </table:table-cell>
          <table:table-cell office:value-type="string">
            <text:p>803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Sarcomatoid Carcinoma</text:p>
          </table:table-cell>
          <table:table-cell office:value-type="string">
            <text:p>C27004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toid carcinoma</text:p>
          </table:table-cell>
          <table:table-cell office:value-type="string">
            <text:p>Pseudosarcomatous carcinoma</text:p>
          </table:table-cell>
          <table:table-cell office:value-type="string">
            <text:p>803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arcomatoid Carcinoma</text:p>
          </table:table-cell>
          <table:table-cell office:value-type="string">
            <text:p>C270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rcinoma [cell line NCI-H748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Small cell lung carcinoma</text:p>
          </table:table-cell>
          <table:table-cell office:value-type="string">
            <text:p>C4917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ncer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carcinoma [lung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carcinoma with squamous cell carcinoma [lung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neuroendocrine carcinoma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small cell carcinoma [cell line NCI-H660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small cell carcinoma</text:p>
          </table:table-cell>
          <table:table-cell office:value-type="string">
            <text:p>C6766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rcinoma [cell line NCI-H2887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Non-Small Cell Lung Carcinoma</text:p>
          </table:table-cell>
          <table:table-cell office:value-type="string">
            <text:p>C292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sothelioma [cell line NCI-H226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epithelioid mesothelioma</text:p>
          </table:table-cell>
          <table:table-cell office:value-type="string">
            <text:p>C4566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id tumor [cell line NCI-H727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carcinoid tumor</text:p>
          </table:table-cell>
          <table:table-cell office:value-type="string">
            <text:p>C4038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ncer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Non-Small Cell Lung Carcinoma</text:p>
          </table:table-cell>
          <table:table-cell office:value-type="string">
            <text:p>C292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small cell carcinoma [lung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None</text:p>
          </table:table-cell>
          <table:table-cell office:value-type="string">
            <text:p>C65151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at ductal intraepithelial neoplasia</text:p>
          </table:table-cell>
          <table:table-cell office:value-type="string">
            <text:p>Papilloma, NOS</text:p>
          </table:table-cell>
          <table:table-cell office:value-type="string">
            <text:p>805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Papilloma</text:p>
          </table:table-cell>
          <table:table-cell office:value-type="string">
            <text:p>C744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papilloma</text:p>
          </table:table-cell>
          <table:table-cell office:value-type="string">
            <text:p>Squamous cell papilloma, NOS</text:p>
          </table:table-cell>
          <table:table-cell office:value-type="string">
            <text:p>8052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quamous Papilloma</text:p>
          </table:table-cell>
          <table:table-cell office:value-type="string">
            <text:p>C3712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dysplasia [cell line DOK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</text:p>
          </table:table-cell>
          <table:table-cell office:value-type="string">
            <text:p>Oral dysplasia</text:p>
          </table:table-cell>
          <table:table-cell office:value-type="string">
            <text:p>C12986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leukoplak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ral squamous dys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emalignant oral epithelium [cell line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Dys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emalignant endobronchial cancer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erathoacanthom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hyper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office:value-type="string">
            <text:p>Vulvar Squamous Cell Carcinoma</text:p>
          </table:table-cell>
          <table:table-cell office:value-type="string">
            <text:p>C4052</text:p>
          </table:table-cell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 [vulv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table:number-columns-repeated="2"/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I [vulv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table:number-columns-repeated="2"/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dysplasia [high-grade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lesion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x neoplasia [preinvasive lesion, Severe dysplasi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 [cervix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in situ [oral]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precursor metaplasia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in situ [cervix]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squamous cell carcinoma [cell line A-25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tongue</text:p>
          </table:table-cell>
          <table:table-cell office:value-type="string">
            <text:p>C01</text:p>
          </table:table-cell>
          <table:table-cell office:value-type="string">
            <text:p>Salivary gland squamous cell carcinoma</text:p>
          </table:table-cell>
          <table:table-cell office:value-type="string">
            <text:p>C7991</text:p>
          </table:table-cell>
          <table:table-cell office:value-type="float" office:value="20020">
            <text:p>20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pper gingival squamous cell carcinoma [cell line Sa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mouth, NOS</text:p>
          </table:table-cell>
          <table:table-cell office:value-type="string">
            <text:p>C06</text:p>
          </table:table-cell>
          <table:table-cell office:value-type="string">
            <text:p>Upper gingival squamous cell carcinoma</text:p>
          </table:table-cell>
          <table:table-cell office:value-type="string">
            <text:p>C817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ngival squamous cell carcinoma [cell line Ca9-2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Gingival squamous cell carcinoma</text:p>
          </table:table-cell>
          <table:table-cell office:value-type="string">
            <text:p>C129857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cavity squamous cell carcinoma [cell line HSC-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ongue squamous cell carcinoma [cell line HSC-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ongue squamous cell carcinoma</text:p>
          </table:table-cell>
          <table:table-cell office:value-type="string">
            <text:p>C4648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aryngeal squamous cell carcinoma [cell line Detroit 56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Pharyngeal squamous cell carcinoma</text:p>
          </table:table-cell>
          <table:table-cell office:value-type="string">
            <text:p>C102872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yngeal squamous cell carcinoma [cell line PCI-04B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Laryngeal squamous cell carcinoma</text:p>
          </table:table-cell>
          <table:table-cell office:value-type="string">
            <text:p>C4044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.9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.9</text:p>
          </table:table-cell>
          <table:table-cell office:value-type="string">
            <text:p>Oropharyngeal Squamous Cell Carcinoma</text:p>
          </table:table-cell>
          <table:table-cell office:value-type="string">
            <text:p>C8181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nasopharynx</text:p>
          </table:table-cell>
          <table:table-cell office:value-type="string">
            <text:p>C11.9</text:p>
          </table:table-cell>
          <table:table-cell office:value-type="string">
            <text:p>Nasopharyngeal Keratinizing Squamous Cell Carcinoma</text:p>
          </table:table-cell>
          <table:table-cell office:value-type="string">
            <text:p>C7992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phageal squamous cell carcinoma [cell line KYSE-220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squamous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pT1a G2 of the left vocal cord [primary tumor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of the larynx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ynx carcinoma [nodal negativ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Lung carcinoma [cell line NCI-H288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Squamous cell lung carcinoma</text:p>
          </table:table-cell>
          <table:table-cell office:value-type="string">
            <text:p>C34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squamous cell lung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quamous Cell Lung Carcinoma</text:p>
          </table:table-cell>
          <table:table-cell office:value-type="string">
            <text:p>C34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squamous cell carcinoma [cell line A-431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Vulvar squamous cell carcinoma</text:p>
          </table:table-cell>
          <table:table-cell office:value-type="string">
            <text:p>C405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Squamous Cell Carcinoma</text:p>
          </table:table-cell>
          <table:table-cell office:value-type="string">
            <text:p>C481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Squamous Cell Carcinoma</text:p>
          </table:table-cell>
          <table:table-cell office:value-type="string">
            <text:p>C481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s [HPVpos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arcinoma [cell line C-4-I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cervical squamous cell carcinoma</text:p>
          </table:table-cell>
          <table:table-cell office:value-type="string">
            <text:p>C276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ell carcinoma [cell line C-33 A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Cervical Squamous Cell Carcinoma, Not Otherwise Specified</text:p>
          </table:table-cell>
          <table:table-cell office:value-type="string">
            <text:p>C4028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squamous carcinoma [cell line CSCC-1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cervical squamous cell carcinoma</text:p>
          </table:table-cell>
          <table:table-cell office:value-type="string">
            <text:p>C276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Cervical Squamous Cell Carcinoma, Not Otherwise Specified</text:p>
          </table:table-cell>
          <table:table-cell office:value-type="string">
            <text:p>C4028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cal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neoplasia of the cervix, cell line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nile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penis</text:p>
          </table:table-cell>
          <table:table-cell office:value-type="string">
            <text:p>C60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8030">
            <text:p>28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inic keratosis</text:p>
          </table:table-cell>
          <table:table-cell office:value-type="string">
            <text:p>None</text:p>
          </table:table-cell>
          <table:table-cell office:value-type="string">
            <text:p>807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Actinic (Solar) Keratosis</text:p>
          </table:table-cell>
          <table:table-cell office:value-type="string">
            <text:p>C3148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ar keratosis</text:p>
          </table:table-cell>
          <table:table-cell office:value-type="string">
            <text:p>None</text:p>
          </table:table-cell>
          <table:table-cell office:value-type="string">
            <text:p>807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asopharyngeal carcinoma [cell line 5-8F]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8072/3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Nasopharyngeal carcinoma</text:p>
          </table:table-cell>
          <table:table-cell office:value-type="string">
            <text:p>C3871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, acantholytic [breast]</text:p>
          </table:table-cell>
          <table:table-cell office:value-type="string">
            <text:p>Squamous cell carcinoma, adenoid</text:p>
          </table:table-cell>
          <table:table-cell office:value-type="string">
            <text:p>8075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intraepithelial neoplasia</text:p>
          </table:table-cell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None</text:p>
          </table:table-cell>
          <table:table-cell office:value-type="string">
            <text:p>C894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None</text:p>
          </table:table-cell>
          <table:table-cell office:value-type="string">
            <text:p>C894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sal cell carcinoma [Temple, Nodular]</text:p>
          </table:table-cell>
          <table:table-cell office:value-type="string">
            <text:p>Basal cell carcinoma, NOS</text:p>
          </table:table-cell>
          <table:table-cell office:value-type="string">
            <text:p>809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Pigmented Basal Cell Carcinoma</text:p>
          </table:table-cell>
          <table:table-cell office:value-type="string">
            <text:p>C935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ell carcinoma [pT3, G3] in Balkan endemic nephropathy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renal pelvis, ureter</text:p>
          </table:table-cell>
          <table:table-cell office:value-type="string">
            <text:p>C65.9</text:p>
          </table:table-cell>
          <table:table-cell office:value-type="string">
            <text:p>Renal Pelvis Urothelial Carcinoma</text:p>
          </table:table-cell>
          <table:table-cell office:value-type="string">
            <text:p>C73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cinoma [cell line 5637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carcinoma</text:p>
          </table:table-cell>
          <table:table-cell office:value-type="string">
            <text:p>C491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ncer [cell line T110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inoma [cell line T24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carcinoma</text:p>
          </table:table-cell>
          <table:table-cell office:value-type="string">
            <text:p>C491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tumor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itional cell carcinoma [urinary bladder, cell lin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inary bladder 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urothelial carcinoma [Trigon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tumor [stage pT3a, G3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arcinoma [urinary tract, chronic Arsenic exposur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bladder adeno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papilloma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8130/1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papilloma, NOS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8130/1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40">
            <text:p>29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urothelial neoplasm of low malignant potential</text:p>
          </table:table-cell>
          <table:table-cell office:value-type="string">
            <text:p>Papillary transitional cell carcinoma, <text:s/>non-invasive</text:p>
          </table:table-cell>
          <table:table-cell office:value-type="string">
            <text:p>8130/2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ransitional cell carcinoma [low grade]</text:p>
          </table:table-cell>
          <table:table-cell office:value-type="string">
            <text:p>Papillary transitional cell carcinoma</text:p>
          </table:table-cell>
          <table:table-cell office:value-type="string">
            <text:p>813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style-name="ce6" office:value-type="string">
            <text:p>Papillary Transitional Cell Carcinoma</text:p>
          </table:table-cell>
          <table:table-cell office:value-type="string">
            <text:p>C412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plasmacytoid type [palatal gland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adenomatous type [palatal gland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ma [stomach, tubulovilous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bowel juvenile polyps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Small Intestinal Adenocarcinoma</text:p>
          </table:table-cell>
          <table:table-cell office:value-type="string">
            <text:p>C7888</text:p>
          </table:table-cell>
          <table:table-cell office:value-type="float" office:value="21030">
            <text:p>21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flat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polypoid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cal nodular hyperplasi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rahepatic cile duct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-Grade Tubular-Mucinous Renal Neoplasm [pT2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-mucinous renal tumor of low malignant potential [pT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thyroid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Adenocarcinoma</text:p>
          </table:table-cell>
          <table:table-cell office:value-type="string">
            <text:p>C2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tumor [multiple, primary hyperparathyroidism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adenoma [gonadotroph cell adenoma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osa [low grade dysplastic tumor; fap; apcmut]</text:p>
          </table:table-cell>
          <table:table-cell office:value-type="string">
            <text:p>Atypical adenoma</text:p>
          </table:table-cell>
          <table:table-cell office:value-type="string">
            <text:p>8140/1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Atypical Adenoma</text:p>
          </table:table-cell>
          <table:table-cell office:value-type="string">
            <text:p>C755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dysplastic tissue [microsatellite stable]</text:p>
          </table:table-cell>
          <table:table-cell office:value-type="string">
            <text:p>Atypical adenoma</text:p>
          </table:table-cell>
          <table:table-cell office:value-type="string">
            <text:p>8140/1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Atypical Adenoma</text:p>
          </table:table-cell>
          <table:table-cell office:value-type="string">
            <text:p>C7559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in situ</text:p>
          </table:table-cell>
          <table:table-cell office:value-type="string">
            <text:p>Adenocarcinoma in situ, NOS</text:p>
          </table:table-cell>
          <table:table-cell office:value-type="string">
            <text:p>8140/2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asal cell adenocarcinoma, membranous type, palatal gland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Adenocarcinoma</text:p>
          </table:table-cell>
          <table:table-cell office:value-type="string">
            <text:p>C4025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carcinoma [cell line AG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 ring gastric adenocarcinoma [cell line KATO III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odenal adenocarcinoma [cell line AZ-52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Duodenal adenocarcinoma</text:p>
          </table:table-cell>
          <table:table-cell office:value-type="string">
            <text:p>C788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carcinoma [gastric, 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mor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esophage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carcinoma [cell line HCT 116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carcinoma</text:p>
          </table:table-cell>
          <table:table-cell office:value-type="string">
            <text:p>C4910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adenocarcinoma [cell line HT-2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Rectosigmoid adenocarcinoma</text:p>
          </table:table-cell>
          <table:table-cell office:value-type="string">
            <text:p>C43584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adenocarcinoma [cell line HCT 15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a [cell line LS1034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ecum adenocarcinoma</text:p>
          </table:table-cell>
          <table:table-cell office:value-type="string">
            <text:p>C55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 [cell line VACO 10M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ecum adenocarcinoma</text:p>
          </table:table-cell>
          <table:table-cell office:value-type="string">
            <text:p>C55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macarcinoma [colorectal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cancer [sporadic microsatellite stable, distal colon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smatch repair-proficient colorectal cancer [Rectum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arcinoma [cell line HT2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carcinoma [cell line MT-3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um adenocarcinoma [Rectum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adenocarcinoma with choriocarcinomatous differentiation [adenocarcinomatous part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tumor, history of colitis ulceros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llbladder carcinoma [cell line OCUG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gallbladder</text:p>
          </table:table-cell>
          <table:table-cell office:value-type="string">
            <text:p>C23</text:p>
          </table:table-cell>
          <table:table-cell office:value-type="string">
            <text:p>Gallbladder carcinoma</text:p>
          </table:table-cell>
          <table:table-cell office:value-type="string">
            <text:p>C3844</text:p>
          </table:table-cell>
          <table:table-cell office:value-type="float" office:value="21080">
            <text:p>21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RWP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HuP-T4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duct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s adenocarcinoma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s ductal adenocarcinoma [cell line Cfpac1, liver metastasi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pancreatic duct carcinoma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NCI-H181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adenocarcinoma</text:p>
          </table:table-cell>
          <table:table-cell office:value-type="string">
            <text:p>C351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ogenic carcinoma [cell line ChaGo-K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Bronchogenic carcinoma</text:p>
          </table:table-cell>
          <table:table-cell office:value-type="string">
            <text:p>C35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PC-3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Adenocarcinoma</text:p>
          </table:table-cell>
          <table:table-cell office:value-type="string">
            <text:p>C351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adenocarcinoma [cell line HeLa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endocervical adenocarcinoma</text:p>
          </table:table-cell>
          <table:table-cell office:value-type="string">
            <text:p>C27677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adenocarcinoma [cell line CAOV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adenocarcinoma</text:p>
          </table:table-cell>
          <table:table-cell office:value-type="string">
            <text:p>C770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Adenocarcinoma</text:p>
          </table:table-cell>
          <table:table-cell office:value-type="string">
            <text:p>C2919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e adenocarcinoma [stage II, Gleason 7 [3 <text:s/>4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mor cells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carcinoma [Sporadic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ma [gastric, intestinal]</text:p>
          </table:table-cell>
          <table:table-cell office:value-type="string">
            <text:p>Adenocarcinoma, intestinal type</text:p>
          </table:table-cell>
          <table:table-cell office:value-type="string">
            <text:p>8144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Intestinal Type Adenocarcinoma</text:p>
          </table:table-cell>
          <table:table-cell office:value-type="string">
            <text:p>C9157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rcinoma [left, well differentiated]</text:p>
          </table:table-cell>
          <table:table-cell office:value-type="string">
            <text:p>Adenocarcinoma, intestinal type</text:p>
          </table:table-cell>
          <table:table-cell office:value-type="string">
            <text:p>8144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ic intraepithelial neoplasia [high-grade]</text:p>
          </table:table-cell>
          <table:table-cell office:value-type="string">
            <text:p>Glandular intraepithelial neoplasia, high grade</text:p>
          </table:table-cell>
          <table:table-cell office:value-type="string">
            <text:p>8148/2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table:number-columns-repeated="2"/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oma</text:p>
          </table:table-cell>
          <table:table-cell office:value-type="string">
            <text:p>Pancreatic endocrine tumor, NOS (C25._)</text:p>
          </table:table-cell>
          <table:table-cell office:value-type="string">
            <text:p>8150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Neuroendocrine Tumor</text:p>
          </table:table-cell>
          <table:table-cell office:value-type="string">
            <text:p>C2772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P-oma</text:p>
          </table:table-cell>
          <table:table-cell office:value-type="string">
            <text:p>Pancreatic endocrine tumor, NOS (C25._)</text:p>
          </table:table-cell>
          <table:table-cell office:value-type="string">
            <text:p>8150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Neuroendocrine Tumor</text:p>
          </table:table-cell>
          <table:table-cell office:value-type="string">
            <text:p>C2772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inoma</text:p>
          </table:table-cell>
          <table:table-cell office:value-type="string">
            <text:p>Insulinoma, NOS</text:p>
          </table:table-cell>
          <table:table-cell office:value-type="string">
            <text:p>8151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inoma</text:p>
          </table:table-cell>
          <table:table-cell office:value-type="string">
            <text:p>Insulinoma, malignant</text:p>
          </table:table-cell>
          <table:table-cell office:value-type="string">
            <text:p>8151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ucagonoma</text:p>
          </table:table-cell>
          <table:table-cell office:value-type="string">
            <text:p>Glucagonoma, NOS</text:p>
          </table:table-cell>
          <table:table-cell office:value-type="string">
            <text:p>8152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Glucagonoma</text:p>
          </table:table-cell>
          <table:table-cell office:value-type="string">
            <text:p>C95597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crine pancreatic tumor [Glucagonoma, metastasizing, metastasis]</text:p>
          </table:table-cell>
          <table:table-cell office:value-type="string">
            <text:p>Glucagonoma, malignant</text:p>
          </table:table-cell>
          <table:table-cell office:value-type="string">
            <text:p>8152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glucagonoma</text:p>
          </table:table-cell>
          <table:table-cell office:value-type="string">
            <text:p>Glucagonoma, malignant</text:p>
          </table:table-cell>
          <table:table-cell office:value-type="string">
            <text:p>8152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tumour [pancreas, gastrinoma, Liver metastasis, functional]</text:p>
          </table:table-cell>
          <table:table-cell office:value-type="string">
            <text:p>Gastrinoma, malignant</text:p>
          </table:table-cell>
          <table:table-cell office:value-type="string">
            <text:p>8153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P-oma</text:p>
          </table:table-cell>
          <table:table-cell office:value-type="string">
            <text:p>Vipoma, malignant</text:p>
          </table:table-cell>
          <table:table-cell office:value-type="string">
            <text:p>8155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matostatinoma</text:p>
          </table:table-cell>
          <table:table-cell office:value-type="string">
            <text:p>Somatostatinoma, NOS</text:p>
          </table:table-cell>
          <table:table-cell office:value-type="string">
            <text:p>8156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None</text:p>
          </table:table-cell>
          <table:table-cell office:value-type="string">
            <text:p>C3379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owth hormone-secreting pituitary tumor</text:p>
          </table:table-cell>
          <table:table-cell office:value-type="string">
            <text:p>Somatostatinoma, NOS</text:p>
          </table:table-cell>
          <table:table-cell office:value-type="string">
            <text:p>8156/1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None</text:p>
          </table:table-cell>
          <table:table-cell office:value-type="string">
            <text:p>C3379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somatostatinoma [cell line QGP-1]</text:p>
          </table:table-cell>
          <table:table-cell office:value-type="string">
            <text:p>somatostatinoma, malignant</text:p>
          </table:table-cell>
          <table:table-cell office:value-type="string">
            <text:p>8156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somatostatinoma</text:p>
          </table:table-cell>
          <table:table-cell office:value-type="string">
            <text:p>C9559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extrahepatic and unspecified bile ducts</text:p>
          </table:table-cell>
          <table:table-cell office:value-type="string">
            <text:p>C24.9</text:p>
          </table:table-cell>
          <table:table-cell office:value-type="string">
            <text:p>Cholangiocarcinoma</text:p>
          </table:table-cell>
          <table:table-cell office:value-type="string">
            <text:p>C4436</text:p>
          </table:table-cell>
          <table:table-cell office:value-type="float" office:value="21090">
            <text:p>2109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hepatic cholangiocarcinoma [cell line HuCC-T1]</text:p>
          </table:table-cell>
          <table:table-cell office:value-type="string">
            <text:p>Bile duct cystadenocarcinoma</text:p>
          </table:table-cell>
          <table:table-cell office:value-type="string">
            <text:p>8161/3</text:p>
          </table:table-cell>
          <table:table-cell office:value-type="string">
            <text:p>extrahepatic and unspecified bile ducts</text:p>
          </table:table-cell>
          <table:table-cell office:value-type="string">
            <text:p>C24</text:p>
          </table:table-cell>
          <table:table-cell office:value-type="string">
            <text:p>Intrahepatic cholangiocarcinoma</text:p>
          </table:table-cell>
          <table:table-cell office:value-type="string">
            <text:p>C35417</text:p>
          </table:table-cell>
          <table:table-cell office:value-type="float" office:value="21090">
            <text:p>2109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adenoma</text:p>
          </table:table-cell>
          <table:table-cell office:value-type="string">
            <text:p>Liver cell adenoma</text:p>
          </table:table-cell>
          <table:table-cell office:value-type="string">
            <text:p>817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Adenoma</text:p>
          </table:table-cell>
          <table:table-cell office:value-type="string">
            <text:p>C3758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vellular carcinoma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lamellar carcinoma [HBVneg, HCVneg]</text:p>
          </table:table-cell>
          <table:table-cell office:value-type="string">
            <text:p>Hepatocellular carcinoma, fibrolamellar</text:p>
          </table:table-cell>
          <table:table-cell office:value-type="string">
            <text:p>8171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hepatocellular carcinoma and cholangiocarcinoma [Chronic cholangitis]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8180/3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3828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Salivary Gland Adenoid Cystic Carcinoma</text:p>
          </table:table-cell>
          <table:table-cell office:value-type="string">
            <text:p>C8026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id cystic carcinomas [trachea, grade I, stage I]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trachea</text:p>
          </table:table-cell>
          <table:table-cell office:value-type="string">
            <text:p>C33.9</text:p>
          </table:table-cell>
          <table:table-cell office:value-type="string">
            <text:p>Adenoid Cystic Carcinoma</text:p>
          </table:table-cell>
          <table:table-cell office:value-type="string">
            <text:p>C297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oplasms with ACC-like features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Adenoid Cystic Carcinoma</text:p>
          </table:table-cell>
          <table:table-cell office:value-type="string">
            <text:p>C297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</text:p>
          </table:table-cell>
          <table:table-cell office:value-type="string">
            <text:p>Cribriform carcinoma, NOS</text:p>
          </table:table-cell>
          <table:table-cell office:value-type="string">
            <text:p>82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368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ma [colorectal]</text:p>
          </table:table-cell>
          <table:table-cell office:value-type="string">
            <text:p>Tubular adenoma, NOS</text:p>
          </table:table-cell>
          <table:table-cell office:value-type="string">
            <text:p>8211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None</text:p>
          </table:table-cell>
          <table:table-cell office:value-type="string">
            <text:p>C413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bular adenocarcinoma [cell line NCI-N87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tubular adenocarcinoma</text:p>
          </table:table-cell>
          <table:table-cell office:value-type="string">
            <text:p>C5473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reast, BRCAX - familial, Tubular partial cribriform, grade II G1 [van Nuys], T3N1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carcinoma of the breast [grade I, stage pT1c, 0 pos. LN, dist metast. no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amilial adenomatous polyposis</text:p>
          </table:table-cell>
          <table:table-cell office:value-type="string">
            <text:p>Adenocarcinoma in adenomatous polyposis coli</text:p>
          </table:table-cell>
          <table:table-cell office:value-type="string">
            <text:p>822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style-name="ce7" office:value-type="string">
            <text:p>Adenocarcinoma in Adenomatous Polyposis Coli</text:p>
          </table:table-cell>
          <table:table-cell office:value-type="string">
            <text:p>C4134</text:p>
          </table:table-cell>
          <table:table-cell table:style-name="ce10"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carcinoid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Digestive System Neuroendocrine Tumor G1</text:p>
          </table:table-cell>
          <table:table-cell office:value-type="string">
            <text:p>C770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oma [carcinoid type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al carcinoid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tumor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[lung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dgut carcinoid tumor [cell line H-STS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Midgut carcinoid tumor</text:p>
          </table:table-cell>
          <table:table-cell office:value-type="string">
            <text:p>C6422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21030">
            <text:p>21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carcinoma [Classic, Masaoka stage rIII]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tumor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ndocrine carcinoma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rkel Carcinoma [1cm, skin Left eyebrow]</text:p>
          </table:table-cell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rkel Cell Carcinoma</text:p>
          </table:table-cell>
          <table:table-cell office:value-type="string">
            <text:p>C9231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rkel Cell Carcinoma</text:p>
          </table:table-cell>
          <table:table-cell office:value-type="string">
            <text:p>C923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carcinoid tumor [lung]</text:p>
          </table:table-cell>
          <table:table-cell office:value-type="string">
            <text:p>Atypical carcinoid tumor</text:p>
          </table:table-cell>
          <table:table-cell office:value-type="string">
            <text:p>8249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typical Carcinoid Tumor</text:p>
          </table:table-cell>
          <table:table-cell office:value-type="string">
            <text:p>C72074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lo-alveolar adenocarcinoma</text:p>
          </table:table-cell>
          <table:table-cell office:value-type="string">
            <text:p>Bronchiolo-alveolar adenocarcinoma, NOS</text:p>
          </table:table-cell>
          <table:table-cell office:value-type="string">
            <text:p>825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Bronchioloalveolar Carcinoma</text:p>
          </table:table-cell>
          <table:table-cell office:value-type="string">
            <text:p>C292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oloalveolar carcinoma</text:p>
          </table:table-cell>
          <table:table-cell office:value-type="string">
            <text:p>Bronchiolo-alveolar adenocarcinoma, NOS</text:p>
          </table:table-cell>
          <table:table-cell office:value-type="string">
            <text:p>825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alveolar carcinoma [cell line NCI-H358]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8254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Bronchioloalveolar carcinoma</text:p>
          </table:table-cell>
          <table:table-cell office:value-type="string">
            <text:p>C292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lung adenocarcinoma [cell line NCI-H820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apillary lung adenocarcinoma</text:p>
          </table:table-cell>
          <table:table-cell office:value-type="string">
            <text:p>C56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adeno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renal cell 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Papillary Renal Cell Carcinoma</text:p>
          </table:table-cell>
          <table:table-cell office:value-type="string">
            <text:p>C697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papillary cell 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Papillary Renal Cell Carcinoma</text:p>
          </table:table-cell>
          <table:table-cell office:value-type="string">
            <text:p>C697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renal carcinoma [lung metastasis derived cell line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thyroid carcinoma [cell line IHH-4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 [stage PT2NOMx, grade High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hyroid adenocarcinoma [familial, nodes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thyroid hyperplasia [familial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lovillous adenoma [colorectal]</text:p>
          </table:table-cell>
          <table:table-cell office:value-type="string">
            <text:p>Tubulovillous adenoma, NOS</text:p>
          </table:table-cell>
          <table:table-cell office:value-type="string">
            <text:p>8263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None</text:p>
          </table:table-cell>
          <table:table-cell office:value-type="string">
            <text:p>C41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tumor [prolactin]</text:p>
          </table:table-cell>
          <table:table-cell office:value-type="string">
            <text:p>Prolactinoma</text:p>
          </table:table-cell>
          <table:table-cell office:value-type="string">
            <text:p>8271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rolactin-Producing Pituitary Gland Adenoma</text:p>
          </table:table-cell>
          <table:table-cell office:value-type="string">
            <text:p>C3342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tituitary adenoma [endocrinologically inactive, primary]</text:p>
          </table:table-cell>
          <table:table-cell office:value-type="string">
            <text:p>Pituitary adenoma, NOS</text:p>
          </table:table-cell>
          <table:table-cell office:value-type="string">
            <text:p>8272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Adenoma</text:p>
          </table:table-cell>
          <table:table-cell office:value-type="string">
            <text:p>C3329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lactin pituitary tumor [agressive-invasive]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invasive prolactin pituitary tumour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carcinoma [metatstasis]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oma</text:p>
          </table:table-cell>
          <table:table-cell office:value-type="string">
            <text:p>Oxyphilic adenoma</text:p>
          </table:table-cell>
          <table:table-cell office:value-type="string">
            <text:p>829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3759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adenoma, Huerthle cell</text:p>
          </table:table-cell>
          <table:table-cell office:value-type="string">
            <text:p>Oxyphilic adenoma</text:p>
          </table:table-cell>
          <table:table-cell office:value-type="string">
            <text:p>829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375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oncocytoma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Oncocytoma</text:p>
          </table:table-cell>
          <table:table-cell office:value-type="string">
            <text:p>C452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ic carcinoma of the thyroid [stage PT4N1aMx, grade Moderate]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xyphilic Adenocarcinoma</text:p>
          </table:table-cell>
          <table:table-cell office:value-type="string">
            <text:p>C367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carcinoma, Huerthle cell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xyphilic Adenocarcinoma</text:p>
          </table:table-cell>
          <table:table-cell office:value-type="string">
            <text:p>C367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Clear Cell Adenocarcinoma</text:p>
          </table:table-cell>
          <table:table-cell office:value-type="string">
            <text:p>C376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lear cell adenocarcinoma [cell line TOV21G]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lear cell adenocarcinoma</text:p>
          </table:table-cell>
          <table:table-cell office:value-type="string">
            <text:p>C400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Clear Cell Adenocarcinoma</text:p>
          </table:table-cell>
          <table:table-cell office:value-type="string">
            <text:p>C376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clear cel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el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cell carcinoma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 with prominent smooth muscle stroma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tubular and spindle cell carcinoma of the kidney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 [cell line 786-0]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, clear cell [T2N0M0, G2, microsatellite alterations]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mophobe Renal carcinoma</text:p>
          </table:table-cell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hromophobe Renal Cell Carcinoma</text:p>
          </table:table-cell>
          <table:table-cell office:value-type="string">
            <text:p>C414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hromophobe Renal Cell Carcinoma</text:p>
          </table:table-cell>
          <table:table-cell office:value-type="string">
            <text:p>C414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medullary carcinoma</text:p>
          </table:table-cell>
          <table:table-cell office:value-type="string">
            <text:p>Collecting duct carcinoma</text:p>
          </table:table-cell>
          <table:table-cell office:value-type="string">
            <text:p>8319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arcinoma of the Collecting Ducts of Bellini</text:p>
          </table:table-cell>
          <table:table-cell office:value-type="string">
            <text:p>C6194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adenoma of the thyroid</text:p>
          </table:table-cell>
          <table:table-cell office:value-type="string">
            <text:p>Follicular adenoma</text:p>
          </table:table-cell>
          <table:table-cell office:value-type="string">
            <text:p>833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Adenoma</text:p>
          </table:table-cell>
          <table:table-cell office:value-type="string">
            <text:p>C3502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etal adenoma of the thyroid</text:p>
          </table:table-cell>
          <table:table-cell office:value-type="string">
            <text:p>Microfollicular adenoma, NOS</text:p>
          </table:table-cell>
          <table:table-cell office:value-type="string">
            <text:p>8333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416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carcinoma [cell line FTC-133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Carcinoma</text:p>
          </table:table-cell>
          <table:table-cell office:value-type="string">
            <text:p>C8054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gland follicular carcinoma [cell line FTC-238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Carcinoma</text:p>
          </table:table-cell>
          <table:table-cell office:value-type="string">
            <text:p>C8054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carcinoma of the thyroid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table:number-columns-repeated="2"/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y carcinoma of the thyroid [minimally invasive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table:number-columns-repeated="2"/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icular variant [stage PpT4aN1b, grade High]</text:p>
          </table:table-cell>
          <table:table-cell office:value-type="string">
            <text:p>Papillary carcinoma, follicular variant</text:p>
          </table:table-cell>
          <table:table-cell office:value-type="string">
            <text:p>834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ncocytic Adenoma</text:p>
          </table:table-cell>
          <table:table-cell office:value-type="string">
            <text:p>C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 [stage PT4N1bM0, grade High]</text:p>
          </table:table-cell>
          <table:table-cell office:value-type="string">
            <text:p>Papillary carcinoma, follicular variant</text:p>
          </table:table-cell>
          <table:table-cell office:value-type="string">
            <text:p>834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ncocytic Adenoma</text:p>
          </table:table-cell>
          <table:table-cell office:value-type="string">
            <text:p>C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xtaglomerular cell tumors [JGCT, reninoma]</text:p>
          </table:table-cell>
          <table:table-cell office:value-type="string">
            <text:p>Juxtaglomerular tumor</text:p>
          </table:table-cell>
          <table:table-cell office:value-type="string">
            <text:p>8361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4162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rtisol producing adrenocortical adenoma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adenoma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ocortical tumor [adenoma, left]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al cortex carcinoma [cell line SW13]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glands</text:p>
          </table:table-cell>
          <table:table-cell office:value-type="string">
            <text:p>C74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table:style-name="ce11"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carcinoma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al cortical carcinoma [pediatric]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mple endometrial hyperplasia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plex endometrial hyperplasia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hyperplasia [minimal atypia]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endometrioid 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carcinoma [uterine corpus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AN3-CA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adenocarcinoma</text:p>
          </table:table-cell>
          <table:table-cell office:value-type="string">
            <text:p>C735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 [grade G2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endometrioid adenocarcinoma [cell line TOV-112D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endometrioid adenocarcinoma</text:p>
          </table:table-cell>
          <table:table-cell office:value-type="string">
            <text:p>C797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, NOS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oid adeno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Ishikawa (Heraklio) 02 ER-]</text:p>
          </table:table-cell>
          <table:table-cell office:value-type="string">
            <text:p>Endometrioid adenocarcinoma, secretory variant</text:p>
          </table:table-cell>
          <table:table-cell office:value-type="string">
            <text:p>8382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Endometrial Adenocarcinoma</text:p>
          </table:table-cell>
          <table:table-cell office:value-type="string">
            <text:p>C735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DCIS</text:p>
          </table:table-cell>
          <table:table-cell office:value-type="string">
            <text:p>None</text:p>
          </table:table-cell>
          <table:table-cell office:value-type="string">
            <text:p>8401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invasive ductal carcinoma</text:p>
          </table:table-cell>
          <table:table-cell office:value-type="string">
            <text:p>Apocrine adenocarcinoma</text:p>
          </table:table-cell>
          <table:table-cell office:value-type="string">
            <text:p>84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Minor Salivary Gland Mucoepidermoid Carcinoma</text:p>
          </table:table-cell>
          <table:table-cell office:value-type="string">
            <text:p>C5953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mucoepidermoid carcinoma [cell line EPLC-272H]</text:p>
          </table:table-cell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mucoepidermoid carcinoma</text:p>
          </table:table-cell>
          <table:table-cell office:value-type="string">
            <text:p>C45544</text:p>
          </table:table-cell>
          <table:table-cell table:style-name="ce11"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oadenocarcinoma [cell line IGROV-1]</text:p>
          </table:table-cell>
          <table:table-cell office:value-type="string">
            <text:p>Cystadenocarcinoma, NOS</text:p>
          </table:table-cell>
          <table:table-cell office:value-type="string">
            <text:p>84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endometrioid adenocarcinoma</text:p>
          </table:table-cell>
          <table:table-cell office:value-type="string">
            <text:p>C797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tumor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fallopian tube</text:p>
          </table:table-cell>
          <table:table-cell office:value-type="string">
            <text:p>C54.0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[cell line 41M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adenocarcinoma [cell line INT.Ov2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erous adenocarcinoma</text:p>
          </table:table-cell>
          <table:table-cell office:value-type="string">
            <text:p>C755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40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xT5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, modified [cell line OVCAR3-533533-R1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ystadenocarcinoma [cell line OV-MZ-15]</text:p>
          </table:table-cell>
          <table:table-cell office:value-type="string">
            <text:p>serous cyst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erous cystadenocarcinoma</text:p>
          </table:table-cell>
          <table:table-cell office:value-type="string">
            <text:p>C755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toneum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ovarian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adenocarcinoma [cell line PEO14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ystadenocarcinoma</text:p>
          </table:table-cell>
          <table:table-cell office:value-type="string">
            <text:p>C522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[ovary, chemoresistant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arcinoma [cell line OAW28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 of the ovary, G3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ovarian tumor [Serous papillary adenocarcinoma, G2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, Poorly differentiated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al ovarian adeno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Fallopian tube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fallopian tube</text:p>
          </table:table-cell>
          <table:table-cell office:value-type="string">
            <text:p>C57.0</text:p>
          </table:table-cell>
          <table:table-cell office:value-type="string">
            <text:p>Serous Adenocarcinoma</text:p>
          </table:table-cell>
          <table:table-cell office:value-type="string">
            <text:p>C40101</text:p>
          </table:table-cell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arcinoma [fallopian tube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ther female genital</text:p>
          </table:table-cell>
          <table:table-cell office:value-type="string">
            <text:p>C57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fibroma, NOS</text:p>
          </table:table-cell>
          <table:table-cell office:value-type="string">
            <text:p>Serous cystadenoma, borderline malignancy</text:p>
          </table:table-cell>
          <table:table-cell office:value-type="string">
            <text:p>8442/1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ductal papillary mucinous neoplasms of the pancreas [Moderate]</text:p>
          </table:table-cell>
          <table:table-cell office:value-type="string">
            <text:p>Intraductal papillary-mucinous tumor with moderate dysplasia</text:p>
          </table:table-cell>
          <table:table-cell office:value-type="string">
            <text:p>8453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cystadenocarcinoma [Bilateral]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ic tumor of borderline malignancy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ystadenoma borderline malignancy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papillary serous carcinoma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tumour [benign, mucinous]</text:p>
          </table:table-cell>
          <table:table-cell office:value-type="string">
            <text:p>Mucinous cystadenoma, NOS</text:p>
          </table:table-cell>
          <table:table-cell office:value-type="string">
            <text:p>847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ucinous Cystadenoma</text:p>
          </table:table-cell>
          <table:table-cell office:value-type="string">
            <text:p>C4512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cystadenocarcinoma [cell line MCAS]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ucinous cystadenocarcinoma</text:p>
          </table:table-cell>
          <table:table-cell office:value-type="string">
            <text:p>C402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epithelial ovarian cancer [side population cells]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adenocarcinoma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papillary cystic tumor of borderline malignancy</text:p>
          </table:table-cell>
          <table:table-cell office:value-type="string">
            <text:p>Mucinous cystic tumor of borderline malignancy</text:p>
          </table:table-cell>
          <table:table-cell office:value-type="string">
            <text:p>8472/1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inous Adenocarcinoma [Ascending Colon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[colorectal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Ascending colon, pT3N1M0, stage I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1N0M0, stage 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3N0M0, stage 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above], pT3N1M0, stage I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adenocarcinoma [right palate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27825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gastric adenocarcinoma [cell line NUGC-4]</text:p>
          </table:table-cell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Signet Ring Cell Carcinoma</text:p>
          </table:table-cell>
          <table:table-cell office:value-type="string">
            <text:p>C3774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rukenberg tumor [cell line KS-1]</text:p>
          </table:table-cell>
          <table:table-cell office:value-type="string">
            <text:p>Metastatic signet ring cell carcinoma</text:p>
          </table:table-cell>
          <table:table-cell office:value-type="string">
            <text:p>849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Krukenberg tumor</text:p>
          </table:table-cell>
          <table:table-cell office:value-type="string">
            <text:p>C3153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 carcinoma in situ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[breast, cell line]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of the Breast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ductal hyperplasia of the breast [grade 1]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uctal carcinoma in situ, recurrent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79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of the salivary glands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Invasive Carcinoma</text:p>
          </table:table-cell>
          <table:table-cell office:value-type="string">
            <text:p>C9480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al adenocarcinoma [breas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focal breast ductal adenocarcinoma [breas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carcinoma [metastasis, brain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breast ductal adenocarcinoma [recurren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breast carcinoma [cell line HCC1187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breast carcinoma [cell line HCC1806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quamous cell breast carcinoma, acantholytic variant</text:p>
          </table:table-cell>
          <table:table-cell office:value-type="string">
            <text:p>C4035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breast carcinoma [cell line MDA-MB-134-VI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vasive lobular breast carcinoma</text:p>
          </table:table-cell>
          <table:table-cell office:value-type="string">
            <text:p>C795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adenocarcinoma [cell line MDA-MB-361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Breast adenocarcinoma</text:p>
          </table:table-cell>
          <table:table-cell office:value-type="string">
            <text:p>C521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ontaneously immortalized cell line [cell line MCF-10A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pontaneously immortaliz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east cancer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[ER 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/ ductal carcinoma in situ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breast [BRCA1pos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of the breast [Her2 normal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[grade III, stage pT2, 9 pos. LN, dist metast. no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with a predominant intraductal component [grade II, stage pT1c, 3 pos. LN, dist metast. yes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invasive DCIS, G3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adenocarcinoma [pT2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CIS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breast adeno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41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</text:p>
          </table:table-cell>
          <table:table-cell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41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breast cancer [cell line, xenografts]</text:p>
          </table:table-cell>
          <table:table-cell office:value-type="string">
            <text:p>Secretory carcinoma of breast</text:p>
          </table:table-cell>
          <table:table-cell office:value-type="string">
            <text:p>850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ecretory Breast Carcinoma</text:p>
          </table:table-cell>
          <table:table-cell office:value-type="string">
            <text:p>C418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micropapillary carcinoma of the breast</text:p>
          </table:table-cell>
          <table:table-cell office:value-type="string">
            <text:p>Intraductal micropapillary carcinoma</text:p>
          </table:table-cell>
          <table:table-cell office:value-type="string">
            <text:p>8507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Micropapillary Carcinoma</text:p>
          </table:table-cell>
          <table:table-cell office:value-type="string">
            <text:p>None</text:p>
          </table:table-cell>
          <table:table-cell office:value-type="string">
            <text:p>8507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traductal Papillary Breast Carcinoma</text:p>
          </table:table-cell>
          <table:table-cell office:value-type="string">
            <text:p>C419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medullary carcinoma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edullary Breast Carcinoma</text:p>
          </table:table-cell>
          <table:table-cell office:value-type="string">
            <text:p>C911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breast [grade III, stage pT1c, 0 pos. LN, dist metast. no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thyroid carcinoma [familial, Sporadic, RET status WT, Primary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thyroid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oradic medullary thyroid carcinoma [metastasis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neoplastic breast lesion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lobular carcinoma in situ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intraepithelial neoplasia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 lobular carcinomas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obular carcinoma in situ [breast]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breast carcinoma [cell line SUM44PE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vasive lobular breast carcinoma</text:p>
          </table:table-cell>
          <table:table-cell office:value-type="string">
            <text:p>C795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tastatic lobular breast carcinoma [cell line HCC2185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etastatic lobular breast carcinoma</text:p>
          </table:table-cell>
          <table:table-cell office:value-type="string">
            <text:p>C7632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pleomorphic lobular carcinoma [breast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carcinoma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carcinoma of the breast [grade I, stage pT1c, 0 pos. LN, dist metast. no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Adenocarcinoma [breast, G2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769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of the breast [grade I, stage pT1c, 0 pos. LN, dist metast. no]</text:p>
          </table:table-cell>
          <table:table-cell office:value-type="string">
            <text:p>Infiltrating duct mixed with other types of carcinoma</text:p>
          </table:table-cell>
          <table:table-cell office:value-type="string">
            <text:p>8523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breast carcinoma [cell line SUM149PT]</text:p>
          </table:table-cell>
          <table:table-cell office:value-type="string">
            <text:p>Inflammatory carcinoma</text:p>
          </table:table-cell>
          <table:table-cell office:value-type="string">
            <text:p>853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flammatory breast carcinoma</text:p>
          </table:table-cell>
          <table:table-cell office:value-type="string">
            <text:p>C400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tic acinar carcinoma</text:p>
          </table:table-cell>
          <table:table-cell office:value-type="string">
            <text:p>Acinar cell carcinoma</text:p>
          </table:table-cell>
          <table:table-cell office:value-type="string">
            <text:p>855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cinar Cell Carcinoma</text:p>
          </table:table-cell>
          <table:table-cell office:value-type="string">
            <text:p>C3768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squamous carcinoma [cell line MKN1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adenosquamous carcinoma</text:p>
          </table:table-cell>
          <table:table-cell office:value-type="string">
            <text:p>C547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squamous carcinoma [cell line KP-3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squamous carcinoma</text:p>
          </table:table-cell>
          <table:table-cell office:value-type="string">
            <text:p>C5721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squamous lung carcinoma [cell line HCC366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Adenosquamous lung carcinoma</text:p>
          </table:table-cell>
          <table:table-cell office:value-type="string">
            <text:p>C913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squamous carcinoma [lung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denosquamous Carcinoma</text:p>
          </table:table-cell>
          <table:table-cell office:value-type="string">
            <text:p>C3727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adenosquamous carcinoma [cell line CC-8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Cervical adenosquamous carcinoma</text:p>
          </table:table-cell>
          <table:table-cell office:value-type="string">
            <text:p>C451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squamous carcinoma [cell line MFE-319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adenosquamous carcinoma</text:p>
          </table:table-cell>
          <table:table-cell office:value-type="string">
            <text:p>C11465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myoepitheliomas</text:p>
          </table:table-cell>
          <table:table-cell office:value-type="string">
            <text:p>Epithelial-myoepithelial carcinoma</text:p>
          </table:table-cell>
          <table:table-cell office:value-type="string">
            <text:p>8562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Salivary Gland Myoepithelial Carcinoma</text:p>
          </table:table-cell>
          <table:table-cell office:value-type="string">
            <text:p>C35700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279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id adenocarcinoma</text:p>
          </table:table-cell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66950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oma [WHO A]</text:p>
          </table:table-cell>
          <table:table-cell office:value-type="string">
            <text:p>Thymoma, type A, malignant</text:p>
          </table:table-cell>
          <table:table-cell office:value-type="string">
            <text:p>8581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table:number-columns-repeated="2"/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showing thymus-like elements</text:p>
          </table:table-cell>
          <table:table-cell office:value-type="string">
            <text:p>Carcinoma showing thymus-like element</text:p>
          </table:table-cell>
          <table:table-cell office:value-type="string">
            <text:p>8589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46106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ranulosa cell tumor [cell line COV434]</text:p>
          </table:table-cell>
          <table:table-cell office:value-type="string">
            <text:p>Granulosa cell tumor</text:p>
          </table:table-cell>
          <table:table-cell office:value-type="string">
            <text:p>862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granulosa cell tumor</text:p>
          </table:table-cell>
          <table:table-cell office:value-type="string">
            <text:p>C6261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nulosa cell tumor</text:p>
          </table:table-cell>
          <table:table-cell office:value-type="string">
            <text:p>Granulosa cell tumor, malignant</text:p>
          </table:table-cell>
          <table:table-cell office:value-type="string">
            <text:p>862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toli cell tumor</text:p>
          </table:table-cell>
          <table:table-cell office:value-type="string">
            <text:p>Sertoli cell carcinoma</text:p>
          </table:table-cell>
          <table:table-cell office:value-type="string">
            <text:p>86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</text:p>
          </table:table-cell>
          <table:table-cell office:value-type="string">
            <text:p>Paraganglioma, NOS</text:p>
          </table:table-cell>
          <table:table-cell office:value-type="string">
            <text:p>8680/1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Paraganglioma</text:p>
          </table:table-cell>
          <table:table-cell office:value-type="string">
            <text:p>C3308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sympathetic paraganglioma [vagal]</text:p>
          </table:table-cell>
          <table:table-cell office:value-type="string">
            <text:p>Parasympathetic paraganglioma</text:p>
          </table:table-cell>
          <table:table-cell office:value-type="string">
            <text:p>8682/1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None</text:p>
          </table:table-cell>
          <table:table-cell office:value-type="string">
            <text:p>C421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araganglioma</text:p>
          </table:table-cell>
          <table:table-cell office:value-type="string">
            <text:p>Extra-adrenal paraganglioma, malignant</text:p>
          </table:table-cell>
          <table:table-cell office:value-type="string">
            <text:p>8693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eochromocytoma</text:p>
          </table:table-cell>
          <table:table-cell office:value-type="string">
            <text:p>Pheochromocytoma, NOS</text:p>
          </table:table-cell>
          <table:table-cell office:value-type="string">
            <text:p>870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Gland Pheochromocytoma</text:p>
          </table:table-cell>
          <table:table-cell office:value-type="string">
            <text:p>C332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heochromocytoma</text:p>
          </table:table-cell>
          <table:table-cell office:value-type="string">
            <text:p>Pheochromocytoma, malignant</text:p>
          </table:table-cell>
          <table:table-cell office:value-type="string">
            <text:p>8700/3</text:p>
          </table:table-cell>
          <table:table-cell office:value-type="string">
            <text:p>adrenal glands</text:p>
          </table:table-cell>
          <table:table-cell office:value-type="string">
            <text:p>C74.9</text:p>
          </table:table-cell>
          <table:table-cell office:value-type="string">
            <text:p>Malignant Adrenal Gland Pheochromocytoma</text:p>
          </table:table-cell>
          <table:table-cell office:value-type="string">
            <text:p>C4220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rmal melanocytic proliferation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nevus [ovoid melanocytes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combined ordinary and blue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deep pen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llular Blue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 nevus [recurrent, agminated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ue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gmented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iferating neurocristic hamartoma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lanoma [cell line WM1366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melanotic melanoma [cell line M14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melanotic melanoma</text:p>
          </table:table-cell>
          <table:table-cell office:value-type="string">
            <text:p>C380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veal melanoma [cell line Mel202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Uveal melanoma</text:p>
          </table:table-cell>
          <table:table-cell office:value-type="string">
            <text:p>C771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melanoma [cell line FM6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Cutaneous melanoma</text:p>
          </table:table-cell>
          <table:table-cell office:value-type="string">
            <text:p>C3510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amelanotic melanoma [cell line LOX-IMVI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melanotic melanoma</text:p>
          </table:table-cell>
          <table:table-cell office:value-type="string">
            <text:p>C380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LAU-Me280.R.LN-LCL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alignant melanoma [cell line WM115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l melanoma [cell line MEL1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ucosal melanoma</text:p>
          </table:table-cell>
          <table:table-cell office:value-type="string">
            <text:p>C114828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elanoma [metastatic, shoulder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urrent 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, polyploid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al 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ant melanoma [iris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gnant melanoma [conjunctiva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melanoma</text:p>
          </table:table-cell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dular Melanoma</text:p>
          </table:table-cell>
          <table:table-cell office:value-type="string">
            <text:p>C4225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ntigo maligna melanoma</text:p>
          </table:table-cell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Lentigo Maligna Melanoma</text:p>
          </table:table-cell>
          <table:table-cell office:value-type="string">
            <text:p>C9151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perficial spreading melanoma [neck]</text:p>
          </table:table-cell>
          <table:table-cell office:value-type="string">
            <text:p>Superficial spreading melanoma</text:p>
          </table:table-cell>
          <table:table-cell office:value-type="string">
            <text:p>8743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uperficial Spreading Melanoma</text:p>
          </table:table-cell>
          <table:table-cell office:value-type="string">
            <text:p>C915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ral lentiginous melanoma [cell line WM3211]</text:p>
          </table:table-cell>
          <table:table-cell office:value-type="string">
            <text:p>Acral Lentiginous Melanoma </text:p>
          </table:table-cell>
          <table:table-cell office:value-type="string">
            <text:p>8744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cral lentiginous melanoma</text:p>
          </table:table-cell>
          <table:table-cell office:value-type="string">
            <text:p>C402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ral lentigious melanoma</text:p>
          </table:table-cell>
          <table:table-cell office:value-type="string">
            <text:p>Acral lentiginous melanoma, malignant</text:p>
          </table:table-cell>
          <table:table-cell office:value-type="string">
            <text:p>8744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ongenital nevus with atypia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 with nodular proliferation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Proliferation [in giant congenital nevus]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 with foci of increased cellularity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 arising in congenital nevus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Spitz tumor [face]</text:p>
          </table:table-cell>
          <table:table-cell office:value-type="string">
            <text:p>Epithelioid and spindle cell nevus</text:p>
          </table:table-cell>
          <table:table-cell office:value-type="string">
            <text:p>877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pitz Nevus</text:p>
          </table:table-cell>
          <table:table-cell office:value-type="string">
            <text:p>C27007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itz nevi</text:p>
          </table:table-cell>
          <table:table-cell office:value-type="string">
            <text:p>Epithelioid and spindle cell nevus</text:p>
          </table:table-cell>
          <table:table-cell office:value-type="string">
            <text:p>877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pitz Nevus</text:p>
          </table:table-cell>
          <table:table-cell office:value-type="string">
            <text:p>C27007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alignant melanoma [primary]</text:p>
          </table:table-cell>
          <table:table-cell office:value-type="string">
            <text:p>Mixed epithelioid and spindle cell melanoma</text:p>
          </table:table-cell>
          <table:table-cell office:value-type="string">
            <text:p>87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ixed Epithelioid and Spindle Cell Melanoma</text:p>
          </table:table-cell>
          <table:table-cell office:value-type="string">
            <text:p>C66756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blue nevus</text:p>
          </table:table-cell>
          <table:table-cell office:value-type="string">
            <text:p>Blue nevus, malignant</text:p>
          </table:table-cell>
          <table:table-cell office:value-type="string">
            <text:p>878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ulmonary artery intimal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oft tissue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imal sarcoma [Aorta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tumor [recurrence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sarcoma [grade high, primary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doid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us sarcoma [cell line MES-SA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sarcoma</text:p>
          </table:table-cell>
          <table:table-cell office:value-type="string">
            <text:p>C633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sarcoma [cell line Hs 737.T]</text:p>
          </table:table-cell>
          <table:table-cell office:value-type="string">
            <text:p>Giant cell sarcoma</text:p>
          </table:table-cell>
          <table:table-cell office:value-type="string">
            <text:p>880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alignant giant cell tumor of bone</text:p>
          </table:table-cell>
          <table:table-cell office:value-type="string">
            <text:p>C43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sarcoma [cell line FU-EPS-1]</text:p>
          </table:table-cell>
          <table:table-cell office:value-type="string">
            <text:p>Epithelioid sarcoma</text:p>
          </table:table-cell>
          <table:table-cell office:value-type="string">
            <text:p>880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3714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ndifferentiated pleomorphic sarcoma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senchymal Cell Neoplasm</text:p>
          </table:table-cell>
          <table:table-cell office:value-type="string">
            <text:p>C70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undifferentiated sarcoma [trunk]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senchymal Cell Neoplasm</text:p>
          </table:table-cell>
          <table:table-cell office:value-type="string">
            <text:p>C70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Sarcoma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2709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sis</text:p>
          </table:table-cell>
          <table:table-cell office:value-type="string">
            <text:p>Fibroma, NOS</text:p>
          </table:table-cell>
          <table:table-cell office:value-type="string">
            <text:p>881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04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sarcoma [cell line A-204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mbryonal rhabdomyosarcoma</text:p>
          </table:table-cell>
          <table:table-cell office:value-type="string">
            <text:p>C897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ult fibrosarcoma [grade 2, thorax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a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3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tumor</text:p>
          </table:table-cell>
          <table:table-cell office:value-type="string">
            <text:p>Fibromyxoma</text:p>
          </table:table-cell>
          <table:table-cell office:value-type="string">
            <text:p>8811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6676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inflammatory fibroblastic sarcoma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fibrosarcoma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sarcoma [low grade]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r</text:p>
          </table:table-cell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litary Fibrous Tumor</text:p>
          </table:table-cell>
          <table:table-cell office:value-type="string">
            <text:p>C76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ur, malignant</text:p>
          </table:table-cell>
          <table:table-cell office:value-type="string">
            <text:p>Solitary fibrous tumor, malignant</text:p>
          </table:table-cell>
          <table:table-cell office:value-type="string">
            <text:p>8815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24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id tumor</text:p>
          </table:table-cell>
          <table:table-cell office:value-type="string">
            <text:p>Aggressive fibromatosis</text:p>
          </table:table-cell>
          <table:table-cell office:value-type="string">
            <text:p>8821/1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smoid-Type Fibromatosis</text:p>
          </table:table-cell>
          <table:table-cell office:value-type="string">
            <text:p>C918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901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myofibroblastic tumour [pulmonary]</text:p>
          </table:table-cell>
          <table:table-cell office:value-type="string">
            <text:p>Myofibroblastic tumor, NOS</text:p>
          </table:table-cell>
          <table:table-cell office:value-type="string">
            <text:p>8825/1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Inflammatory Myofibroblastic Tumor</text:p>
          </table:table-cell>
          <table:table-cell office:value-type="string">
            <text:p>C6481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fibrous histiocytoma [stage IV]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us histiocytoma, malignant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<text:s text:c="3"/>brous histiocytoma [myxoid, metastasized]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erentiating dermatofibrosarcoma protuberans</text:p>
          </table:table-cell>
          <table:table-cell office:value-type="string">
            <text:p>Dermatofibrosarcoma, NOS</text:p>
          </table:table-cell>
          <table:table-cell office:value-type="string">
            <text:p>883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ermatofibrosarcoma Protuberans</text:p>
          </table:table-cell>
          <table:table-cell office:value-type="string">
            <text:p>C4683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rmatofibrosarcoma protuberans</text:p>
          </table:table-cell>
          <table:table-cell office:value-type="string">
            <text:p>Pigmented dermatofibrosarcoma protuberans</text:p>
          </table:table-cell>
          <table:table-cell office:value-type="string">
            <text:p>8833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igmented Dermatofibrosarcoma Protuberans</text:p>
          </table:table-cell>
          <table:table-cell office:value-type="string">
            <text:p>C9430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</text:p>
          </table:table-cell>
          <table:table-cell office:value-type="string">
            <text:p>Lipoma, NOS</text:p>
          </table:table-cell>
          <table:table-cell office:value-type="string">
            <text:p>885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ma</text:p>
          </table:table-cell>
          <table:table-cell office:value-type="string">
            <text:p>C319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lipomatous tumor/atypical lipoma/well-differentiated liposarcoma</text:p>
          </table:table-cell>
          <table:table-cell office:value-type="string">
            <text:p>Lipoma, NOS</text:p>
          </table:table-cell>
          <table:table-cell office:value-type="string">
            <text:p>885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ma</text:p>
          </table:table-cell>
          <table:table-cell office:value-type="string">
            <text:p>C319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sarcoma</text:p>
          </table:table-cell>
          <table:table-cell office:value-type="string">
            <text:p>C319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liposarcoma [cell line LiSa-2]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liposarcoma</text:p>
          </table:table-cell>
          <table:table-cell office:value-type="string">
            <text:p>C37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 NOS [cell line LS14]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sarcoma</text:p>
          </table:table-cell>
          <table:table-cell office:value-type="string">
            <text:p>C319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-like liposarcoma [thigh, deep]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-differentiated and dedifferentiated liposarcoma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myxoid</text:p>
          </table:table-cell>
          <table:table-cell office:value-type="string">
            <text:p>Myxoid liposarcoma</text:p>
          </table:table-cell>
          <table:table-cell office:value-type="string">
            <text:p>88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yxoid Liposarcoma</text:p>
          </table:table-cell>
          <table:table-cell office:value-type="string">
            <text:p>C2778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xoid liposarcoma [G2]</text:p>
          </table:table-cell>
          <table:table-cell office:value-type="string">
            <text:p>Myxoid liposarcoma</text:p>
          </table:table-cell>
          <table:table-cell office:value-type="string">
            <text:p>88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3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pleomorphic</text:p>
          </table:table-cell>
          <table:table-cell office:value-type="string">
            <text:p>Pleomorphic liposarcoma</text:p>
          </table:table-cell>
          <table:table-cell office:value-type="string">
            <text:p>8854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Liposarcoma</text:p>
          </table:table-cell>
          <table:table-cell office:value-type="string">
            <text:p>C37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ouble-component liposarcoma</text:p>
          </table:table-cell>
          <table:table-cell office:value-type="string">
            <text:p>Mixed liposarcoma</text:p>
          </table:table-cell>
          <table:table-cell office:value-type="string">
            <text:p>885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ixed Liposarcoma</text:p>
          </table:table-cell>
          <table:table-cell office:value-type="string">
            <text:p>C425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differentiated Liposarcoma</text:p>
          </table:table-cell>
          <table:table-cell office:value-type="string">
            <text:p>C37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Dedifferentiated</text:p>
          </table:table-cell>
          <table:table-cell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differentiated Liposarcoma</text:p>
          </table:table-cell>
          <table:table-cell office:value-type="string">
            <text:p>C37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ma [Esophagus]</text:p>
          </table:table-cell>
          <table:table-cell office:value-type="string">
            <text:p>Leiomyoma, NOS</text:p>
          </table:table-cell>
          <table:table-cell office:value-type="string">
            <text:p>889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Leiomyoma</text:p>
          </table:table-cell>
          <table:table-cell office:value-type="string">
            <text:p>C3157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Leiomyoma</text:p>
          </table:table-cell>
          <table:table-cell office:value-type="string">
            <text:p>Leiomyoma, NOS</text:p>
          </table:table-cell>
          <table:table-cell office:value-type="string">
            <text:p>8890/0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ma</text:p>
          </table:table-cell>
          <table:table-cell office:value-type="string">
            <text:p>C3434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sarcoma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sarcoma G3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 cell Leiomyosarcoma [grade III, local recurrence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eiomyosarcoma [grade III, primary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leiomyosarcoma [cell line SK-UT-1B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sarcoma</text:p>
          </table:table-cell>
          <table:table-cell office:value-type="string">
            <text:p>C63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sarcoma [cell line SKN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sarcoma</text:p>
          </table:table-cell>
          <table:table-cell office:value-type="string">
            <text:p>C6340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terine Leiomyosarcoma [grade I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leiomyosarcoma [cell line RKN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leiomyosarcoma</text:p>
          </table:table-cell>
          <table:table-cell office:value-type="string">
            <text:p>C523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blastoma [cell line G-402]</text:p>
          </table:table-cell>
          <table:table-cell office:value-type="string">
            <text:p>Epithelioid leiomyoma</text:p>
          </table:table-cell>
          <table:table-cell office:value-type="string">
            <text:p>8891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Epithelioid cell type gastrointestinal stromal tumor</text:p>
          </table:table-cell>
          <table:table-cell office:value-type="string">
            <text:p>C348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d Leiomyosarcoma [grade III, primary]</text:p>
          </table:table-cell>
          <table:table-cell office:value-type="string">
            <text:p>Epithelioid leiomyosarcoma</text:p>
          </table:table-cell>
          <table:table-cell office:value-type="string">
            <text:p>889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oid Leiomyosarcoma</text:p>
          </table:table-cell>
          <table:table-cell office:value-type="string">
            <text:p>C370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leiomyoma</text:p>
          </table:table-cell>
          <table:table-cell office:value-type="string">
            <text:p>Angiomyoma</text:p>
          </table:table-cell>
          <table:table-cell office:value-type="string">
            <text:p>8894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leiomyoma</text:p>
          </table:table-cell>
          <table:table-cell office:value-type="string">
            <text:p>C37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sarcoma NOS [grade III, primary]</text:p>
          </table:table-cell>
          <table:table-cell office:value-type="string">
            <text:p>Myosarcoma</text:p>
          </table:table-cell>
          <table:table-cell office:value-type="string">
            <text:p>889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88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ooth muscle tumour, malignant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myosarcoma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rhabdomyosarcoma [cell line Rh18c]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lveolar rhabdomyosarcoma</text:p>
          </table:table-cell>
          <table:table-cell office:value-type="string">
            <text:p>C374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rhabdomyosarcoma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rhabdomyosarcoma [PAX3-FKHR pos.]</text:p>
          </table:table-cell>
          <table:table-cell office:value-type="string">
            <text:p>Pleomorphic rhabdomyosarcoma, adult type</text:p>
          </table:table-cell>
          <table:table-cell office:value-type="string">
            <text:p>890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Rhabdomyosarcoma</text:p>
          </table:table-cell>
          <table:table-cell office:value-type="string">
            <text:p>C42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rhabdomyosarcoma [cell line RD]</text:p>
          </table:table-cell>
          <table:table-cell office:value-type="string">
            <text:p>embryonal rhabdomyosarcoma, NOS</text:p>
          </table:table-cell>
          <table:table-cell office:value-type="string">
            <text:p>89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Embryonal rhabdomyosarcoma</text:p>
          </table:table-cell>
          <table:table-cell office:value-type="string">
            <text:p>C897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arcoma [undifferentiated]</text:p>
          </table:table-cell>
          <table:table-cell office:value-type="string">
            <text:p>Endometrial stromal sarcoma, NOS</text:p>
          </table:table-cell>
          <table:table-cell office:value-type="string">
            <text:p>893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Endometrioid Stromal Sarcoma</text:p>
          </table:table-cell>
          <table:table-cell office:value-type="string">
            <text:p>C897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tromal sarcoma [low grade]</text:p>
          </table:table-cell>
          <table:table-cell office:value-type="string">
            <text:p>Endometrial stromal sarcoma, low grade</text:p>
          </table:table-cell>
          <table:table-cell office:value-type="string">
            <text:p>8931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Low Grade Endometrioid Stromal Sarcoma</text:p>
          </table:table-cell>
          <table:table-cell office:value-type="string">
            <text:p>C426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Gastrointestinal stromal tumor, benign</text:p>
          </table:table-cell>
          <table:table-cell office:value-type="string">
            <text:p>8936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low biological potential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borderline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uncertain malignant potential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autonomic nerve tumor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 tumor [cell line GIST882X]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high biological potential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malignant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cell gastric adenocarcinoma [cell line GP202]</text:p>
          </table:table-cell>
          <table:table-cell office:value-type="string">
            <text:p>Signet ring cell carcinoma</text:p>
          </table:table-cell>
          <table:table-cell office:value-type="string">
            <text:p>89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ullerian mixed tumor</text:p>
          </table:table-cell>
          <table:table-cell office:value-type="string">
            <text:p>895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table:number-columns-repeated="2"/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tumor [Malignant mixed mesodermal tumor]</text:p>
          </table:table-cell>
          <table:table-cell office:value-type="string">
            <text:p>Mesodermal mixed tumor</text:p>
          </table:table-cell>
          <table:table-cell office:value-type="string">
            <text:p>895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phroblastoma</text:p>
          </table:table-cell>
          <table:table-cell office:value-type="string">
            <text:p>Nephroblastoma, NOS</text:p>
          </table:table-cell>
          <table:table-cell office:value-type="string">
            <text:p>89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Wilms Tumor</text:p>
          </table:table-cell>
          <table:table-cell office:value-type="string">
            <text:p>C40407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ilms tumor [anaplastic]</text:p>
          </table:table-cell>
          <table:table-cell office:value-type="string">
            <text:p>Nephroblastoma, NOS</text:p>
          </table:table-cell>
          <table:table-cell office:value-type="string">
            <text:p>89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Wilms Tumor</text:p>
          </table:table-cell>
          <table:table-cell office:value-type="string">
            <text:p>C40407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-renal rhabdoid tumour [p53mut, Li-Fraumeni syndrome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habdoid tumor [extrarenal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id tumor of the kidney [cell line G-401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Rhabdoid tumor of the kidney</text:p>
          </table:table-cell>
          <table:table-cell office:value-type="string">
            <text:p>C871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xtrarenal rhabdoid tumor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4264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blastoma</text:p>
          </table:table-cell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blastoma</text:p>
          </table:table-cell>
          <table:table-cell office:value-type="string">
            <text:p>C3728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pancreatoblastoma</text:p>
          </table:table-cell>
          <table:table-cell office:value-type="string">
            <text:p>Pancreatoblastoma</text:p>
          </table:table-cell>
          <table:table-cell office:value-type="string">
            <text:p>8971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oblastoma</text:p>
          </table:table-cell>
          <table:table-cell office:value-type="string">
            <text:p>C426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opulmonary blastoma</text:p>
          </table:table-cell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Pleuropulmonary Blastoma</text:p>
          </table:table-cell>
          <table:table-cell office:value-type="string">
            <text:p>C5669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sarcoma</text:p>
          </table:table-cell>
          <table:table-cell office:value-type="string">
            <text:p>Carcinosarcoma, NOS</text:p>
          </table:table-cell>
          <table:table-cell office:value-type="string">
            <text:p>89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arcinosarcoma</text:p>
          </table:table-cell>
          <table:table-cell office:value-type="string">
            <text:p>C3444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oepithelioma</text:p>
          </table:table-cell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al-Myoepithelial Carcinoma</text:p>
          </table:table-cell>
          <table:table-cell office:value-type="string">
            <text:p>C419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epithelial carcinoma [Lower lip; clear cell]</text:p>
          </table:table-cell>
          <table:table-cell office:value-type="string">
            <text:p>Malignant myoepithelioma</text:p>
          </table:table-cell>
          <table:table-cell office:value-type="string">
            <text:p>8982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7596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malignant myoepithelioma</text:p>
          </table:table-cell>
          <table:table-cell office:value-type="string">
            <text:p>Malignant myoepithelioma</text:p>
          </table:table-cell>
          <table:table-cell office:value-type="string">
            <text:p>898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759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enchymoma [grade IV, primary]</text:p>
          </table:table-cell>
          <table:table-cell office:value-type="string">
            <text:p>Mesenchymoma, malignant</text:p>
          </table:table-cell>
          <table:table-cell office:value-type="string">
            <text:p>89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mbryonal sarcoma [liver, undifferentiated]</text:p>
          </table:table-cell>
          <table:table-cell office:value-type="string">
            <text:p>Embryonal sarcoma</text:p>
          </table:table-cell>
          <table:table-cell office:value-type="string">
            <text:p>8991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27096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adenoma of the breast</text:p>
          </table:table-cell>
          <table:table-cell office:value-type="string">
            <text:p>Fibroadenoma, NOS</text:p>
          </table:table-cell>
          <table:table-cell office:value-type="string">
            <text:p>901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Breast Fibroadenoma</text:p>
          </table:table-cell>
          <table:table-cell office:value-type="string">
            <text:p>C374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the breast [benign]</text:p>
          </table:table-cell>
          <table:table-cell office:value-type="string">
            <text:p>Phyllodes tumor, benign</text:p>
          </table:table-cell>
          <table:table-cell office:value-type="string">
            <text:p>902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[breast, Benign]</text:p>
          </table:table-cell>
          <table:table-cell office:value-type="string">
            <text:p>Phyllodes tumor, benign</text:p>
          </table:table-cell>
          <table:table-cell office:value-type="string">
            <text:p>902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hyllodes tumor</text:p>
          </table:table-cell>
          <table:table-cell office:value-type="string">
            <text:p>Phyllodes tumor, malignant</text:p>
          </table:table-cell>
          <table:table-cell office:value-type="string">
            <text:p>90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alignant Breast Phyllodes Tumor</text:p>
          </table:table-cell>
          <table:table-cell office:value-type="string">
            <text:p>C450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oorly differentiated synovial sarcoma</text:p>
          </table:table-cell>
          <table:table-cell office:value-type="string">
            <text:p>Synovial sarcoma, NOS</text:p>
          </table:table-cell>
          <table:table-cell office:value-type="string">
            <text:p>904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40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 [cell line Fuji]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onophasic synovial sarcoma</text:p>
          </table:table-cell>
          <table:table-cell office:value-type="string">
            <text:p>C65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phasic synovial sarcoma [cell line HS-SY-2]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onophasic synovial sarcoma</text:p>
          </table:table-cell>
          <table:table-cell office:value-type="string">
            <text:p>C65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, monophasic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iphasic synovial sarcoma [cell line SYO-1]</text:p>
          </table:table-cell>
          <table:table-cell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Biphasic synovial sarcoma</text:p>
          </table:table-cell>
          <table:table-cell office:value-type="string">
            <text:p>C427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sarcomatoid mesothelioma [cell line NCI-H28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sarcomatoid mesothelioma</text:p>
          </table:table-cell>
          <table:table-cell office:value-type="string">
            <text:p>C4566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NCI-H2452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biphasic mesothelioma</text:p>
          </table:table-cell>
          <table:table-cell office:value-type="string">
            <text:p>C4566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esothelioma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Mesothelioma</text:p>
          </table:table-cell>
          <table:table-cell office:value-type="string">
            <text:p>C3234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epithelioid mesothelioma [cell line ACC-MESO-1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epithelioid mesothelioma</text:p>
          </table:table-cell>
          <table:table-cell office:value-type="string">
            <text:p>C45662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alignant mesothelioma [cell line Y-MESO-9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malignant mesothelioma</text:p>
          </table:table-cell>
          <table:table-cell office:value-type="string">
            <text:p>C7376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us mesothelioma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Mesothelioma</text:p>
          </table:table-cell>
          <table:table-cell office:value-type="string">
            <text:p>C3234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toid mesothelioma</text:p>
          </table:table-cell>
          <table:table-cell office:value-type="string">
            <text:p>Fibrous mesothelioma, malignant</text:p>
          </table:table-cell>
          <table:table-cell office:value-type="string">
            <text:p>9051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Desmoplastic Mesothelioma</text:p>
          </table:table-cell>
          <table:table-cell office:value-type="string">
            <text:p>C6747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mesothelioma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oid mesothelioma [familial]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sothelioma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Y-MESO-8D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biphasic mesothelioma</text:p>
          </table:table-cell>
          <table:table-cell office:value-type="string">
            <text:p>C4566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 mesothelioma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othelioma, biphasic [familial]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 malignant mesothelioma [familial occurence]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minoma</text:p>
          </table:table-cell>
          <table:table-cell office:value-type="string">
            <text:p>Seminoma, NOS</text:p>
          </table:table-cell>
          <table:table-cell office:value-type="string">
            <text:p>9061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Seminoma</text:p>
          </table:table-cell>
          <table:table-cell office:value-type="string">
            <text:p>C9309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Seminoma Testicular Germ Cell Tumour</text:p>
          </table:table-cell>
          <table:table-cell office:value-type="string">
            <text:p>Seminoma, NOS</text:p>
          </table:table-cell>
          <table:table-cell office:value-type="string">
            <text:p>9061/3</text:p>
          </table:table-cell>
          <table:table-cell office:value-type="string">
            <text:p>epididymis, spermatic cord, male genital, nos</text:p>
          </table:table-cell>
          <table:table-cell office:value-type="string">
            <text:p>C63.9</text:p>
          </table:table-cell>
          <table:table-cell office:value-type="string">
            <text:p>Seminoma</text:p>
          </table:table-cell>
          <table:table-cell office:value-type="string">
            <text:p>C9309</text:p>
          </table:table-cell>
          <table:table-cell office:value-type="float" office:value="28040">
            <text:p>28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ermatocytic seminoma</text:p>
          </table:table-cell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None</text:p>
          </table:table-cell>
          <table:table-cell office:value-type="string">
            <text:p>C3992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intracranial pediatric germ cell tumor [germinoma]</text:p>
          </table:table-cell>
          <table:table-cell office:value-type="string">
            <text:p>Germinoma</text:p>
          </table:table-cell>
          <table:table-cell office:value-type="string">
            <text:p>906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rm Cell Tumor</text:p>
          </table:table-cell>
          <table:table-cell office:value-type="string">
            <text:p>C37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ature teratoma and germinoma</text:p>
          </table:table-cell>
          <table:table-cell office:value-type="string">
            <text:p>Germinoma</text:p>
          </table:table-cell>
          <table:table-cell office:value-type="string">
            <text:p>906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rm Cell Tumor</text:p>
          </table:table-cell>
          <table:table-cell office:value-type="string">
            <text:p>C37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embryonal carcinoma [cell line NEC8]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testis</text:p>
          </table:table-cell>
          <table:table-cell office:value-type="string">
            <text:p>C62</text:p>
          </table:table-cell>
          <table:table-cell office:value-type="string">
            <text:p>Testicular embryonal carcinoma</text:p>
          </table:table-cell>
          <table:table-cell office:value-type="string">
            <text:p>C634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germ cell tumor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Testicular Germ Cell Tumor</text:p>
          </table:table-cell>
          <table:table-cell office:value-type="string">
            <text:p>C859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Nonseminoma Testicular Germ Cell Tumour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epididymis, spermatic cord, male genital, nos</text:p>
          </table:table-cell>
          <table:table-cell office:value-type="string">
            <text:p>C63.9</text:p>
          </table:table-cell>
          <table:table-cell office:value-type="string">
            <text:p>Testicular Germ Cell Tumor</text:p>
          </table:table-cell>
          <table:table-cell office:value-type="string">
            <text:p>C8591</text:p>
          </table:table-cell>
          <table:table-cell office:value-type="float" office:value="28040">
            <text:p>28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carcinoma</text:p>
          </table:table-cell>
          <table:table-cell office:value-type="string">
            <text:p>Embryonal carcinoma, NOS</text:p>
          </table:table-cell>
          <table:table-cell office:value-type="string">
            <text:p>907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Embryonal Carcinoma</text:p>
          </table:table-cell>
          <table:table-cell office:value-type="string">
            <text:p>C37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yolk sac tumour</text:p>
          </table:table-cell>
          <table:table-cell office:value-type="string">
            <text:p>Yolk sac tumor</text:p>
          </table:table-cell>
          <table:table-cell office:value-type="string">
            <text:p>9071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Yolk Sac Tumor</text:p>
          </table:table-cell>
          <table:table-cell office:value-type="string">
            <text:p>C3011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cystic teratoma of the ovary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Cystic Teratoma</text:p>
          </table:table-cell>
          <table:table-cell office:value-type="string">
            <text:p>C90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germ cell tumor [mature teratoma, spinal]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Mature Teratoma</text:p>
          </table:table-cell>
          <table:table-cell office:value-type="string">
            <text:p>C90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NS germ cell tumor [mature teratoma]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Cystic Teratoma</text:p>
          </table:table-cell>
          <table:table-cell office:value-type="string">
            <text:p>C9014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iastinal germ cell tumor [immature teratoma, stage I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Immature Teratoma</text:p>
          </table:table-cell>
          <table:table-cell office:value-type="string">
            <text:p>C4286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sacrococcygeal teratoma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Immature Teratoma</text:p>
          </table:table-cell>
          <table:table-cell office:value-type="string">
            <text:p>C4286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ma [Sacrococcygeal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etratoma</text:p>
          </table:table-cell>
          <table:table-cell office:value-type="string">
            <text:p>C340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cell tumor [mature and immature teratoma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etratoma</text:p>
          </table:table-cell>
          <table:table-cell office:value-type="string">
            <text:p>C340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teratoma [cell line GCT 27]</text:p>
          </table:table-cell>
          <table:table-cell office:value-type="string">
            <text:p>Teratoma, malignant. NOS</text:p>
          </table:table-cell>
          <table:table-cell office:value-type="string">
            <text:p>9080/3</text:p>
          </table:table-cell>
          <table:table-cell office:value-type="string">
            <text:p>testis</text:p>
          </table:table-cell>
          <table:table-cell office:value-type="string">
            <text:p>C62</text:p>
          </table:table-cell>
          <table:table-cell office:value-type="string">
            <text:p>Testicular teratoma</text:p>
          </table:table-cell>
          <table:table-cell office:value-type="string">
            <text:p>C3877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erm cell tumor [cell line PA-1]</text:p>
          </table:table-cell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ixed germ cell tumor</text:p>
          </table:table-cell>
          <table:table-cell office:value-type="string">
            <text:p>C88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None</text:p>
          </table:table-cell>
          <table:table-cell office:value-type="string">
            <text:p>C3756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germ cell tumor [mediastinal, immature teratoma, yolk sac tumor, stage II]</text:p>
          </table:table-cell>
          <table:table-cell office:value-type="string">
            <text:p>Mixed germ cell tumor</text:p>
          </table:table-cell>
          <table:table-cell office:value-type="string">
            <text:p>9085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Mixed Teratoma and Seminoma</text:p>
          </table:table-cell>
          <table:table-cell office:value-type="string">
            <text:p>C901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germ cell tumor [embryonal carcinoma and seminoma]</text:p>
          </table:table-cell>
          <table:table-cell office:value-type="string">
            <text:p>Mixed germ cell tumor</text:p>
          </table:table-cell>
          <table:table-cell office:value-type="string">
            <text:p>9085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Mixed Teratoma and Seminoma</text:p>
          </table:table-cell>
          <table:table-cell office:value-type="string">
            <text:p>C9010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horiocarcinoma [cell line SCH]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choriocarcinoma</text:p>
          </table:table-cell>
          <table:table-cell office:value-type="string">
            <text:p>C9574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ational choriocarcinoma [cell line JAR]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Gestational choriocarcinoma</text:p>
          </table:table-cell>
          <table:table-cell office:value-type="string">
            <text:p>C464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iocarcinoma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Testes</text:p>
          </table:table-cell>
          <table:table-cell office:value-type="string">
            <text:p>C76.9</text:p>
          </table:table-cell>
          <table:table-cell office:value-type="string">
            <text:p>Choriocarcinoma</text:p>
          </table:table-cell>
          <table:table-cell office:value-type="string">
            <text:p>C2948</text:p>
          </table:table-cell>
          <table:table-cell table:style-name="ce9"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trophoblastic tumor</text:p>
          </table:table-cell>
          <table:table-cell office:value-type="string">
            <text:p>None</text:p>
          </table:table-cell>
          <table:table-cell office:value-type="string">
            <text:p>9104/3</text:p>
          </table:table-cell>
          <table:table-cell office:value-type="string">
            <text:p>placenta</text:p>
          </table:table-cell>
          <table:table-cell office:value-type="string">
            <text:p>C58.9</text:p>
          </table:table-cell>
          <table:table-cell table:number-columns-repeated="2"/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ma</text:p>
          </table:table-cell>
          <table:table-cell office:value-type="string">
            <text:p>Hemangioma, NOS</text:p>
          </table:table-cell>
          <table:table-cell office:value-type="string">
            <text:p>91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Hemangioma</text:p>
          </table:table-cell>
          <table:table-cell office:value-type="string">
            <text:p>C308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vernous hemangioma</text:p>
          </table:table-cell>
          <table:table-cell office:value-type="string">
            <text:p>Hemangioma, NOS</text:p>
          </table:table-cell>
          <table:table-cell office:value-type="string">
            <text:p>9120/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69.0</text:p>
          </table:table-cell>
          <table:table-cell office:value-type="string">
            <text:p>Hemangioma</text:p>
          </table:table-cell>
          <table:table-cell office:value-type="string">
            <text:p>C3085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s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oid hemangioendothelioma [cell line LI90]</text:p>
          </table:table-cell>
          <table:table-cell office:value-type="string">
            <text:p>Hemangioendothelioma, malignant</text:p>
          </table:table-cell>
          <table:table-cell office:value-type="string">
            <text:p>9130/3</text:p>
          </table:table-cell>
          <table:table-cell office:value-type="string">
            <text:p>liver</text:p>
          </table:table-cell>
          <table:table-cell office:value-type="string">
            <text:p>C22</text:p>
          </table:table-cell>
          <table:table-cell office:value-type="string">
            <text:p>Epithelioid hemangioendothelioma</text:p>
          </table:table-cell>
          <table:table-cell office:value-type="string">
            <text:p>C3800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Kaposi Sarcoma</text:p>
          </table:table-cell>
          <table:table-cell office:value-type="string">
            <text:p>C9087</text:p>
          </table:table-cell>
          <table:table-cell office:value-type="float" office:value="36020">
            <text:p>36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pericytoma</text:p>
          </table:table-cell>
          <table:table-cell office:value-type="string">
            <text:p>Hemangiopericytoma, NOS</text:p>
          </table:table-cell>
          <table:table-cell office:value-type="string">
            <text:p>9150/1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08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nasopharyngeal angiofibroma [Fischl class. II]</text:p>
          </table:table-cell>
          <table:table-cell office:value-type="string">
            <text:p>Angiofibroma, NOS</text:p>
          </table:table-cell>
          <table:table-cell office:value-type="string">
            <text:p>9160/0</text:p>
          </table:table-cell>
          <table:table-cell office:value-type="string">
            <text:p>nasopharynx</text:p>
          </table:table-cell>
          <table:table-cell office:value-type="string">
            <text:p>C11.9</text:p>
          </table:table-cell>
          <table:table-cell office:value-type="string">
            <text:p>Angiofibroma</text:p>
          </table:table-cell>
          <table:table-cell office:value-type="string">
            <text:p>C3799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fibroma [juvenile]</text:p>
          </table:table-cell>
          <table:table-cell office:value-type="string">
            <text:p>Angiofibroma, NOS</text:p>
          </table:table-cell>
          <table:table-cell office:value-type="string">
            <text:p>9160/0</text:p>
          </table:table-cell>
          <table:table-cell office:value-type="string">
            <text:p>nasal cavity including nasal cartilage</text:p>
          </table:table-cell>
          <table:table-cell office:value-type="string">
            <text:p>C30.9</text:p>
          </table:table-cell>
          <table:table-cell office:value-type="string">
            <text:p>Angiofibroma</text:p>
          </table:table-cell>
          <table:table-cell office:value-type="string">
            <text:p>C3799</text:p>
          </table:table-cell>
          <table:table-cell office:value-type="float" office:value="22010">
            <text:p>2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blastoma [sporadic]</text:p>
          </table:table-cell>
          <table:table-cell office:value-type="string">
            <text:p>Hemangioblastoma</text:p>
          </table:table-cell>
          <table:table-cell office:value-type="string">
            <text:p>9161/1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Hemangioblastoma</text:p>
          </table:table-cell>
          <table:table-cell office:value-type="string">
            <text:p>C380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pillary hemangioblastoma [medulla]</text:p>
          </table:table-cell>
          <table:table-cell office:value-type="string">
            <text:p>Hemangioblastoma</text:p>
          </table:table-cell>
          <table:table-cell office:value-type="string">
            <text:p>9161/1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Hemangioblastoma</text:p>
          </table:table-cell>
          <table:table-cell office:value-type="string">
            <text:p>C380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 [postirradiation, Skeletal osteosarcoma OB G4, Humerus]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 [cell line <text:s/>Hs 707(A).T]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ndroblastic Osteosarcoma</text:p>
          </table:table-cell>
          <table:table-cell office:value-type="string">
            <text:p>C4021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, Fibroblastic</text:p>
          </table:table-cell>
          <table:table-cell office:value-type="string">
            <text:p>Fibroblastic osteosarcoma</text:p>
          </table:table-cell>
          <table:table-cell office:value-type="string">
            <text:p>9182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Fibroblastic Osteosarcoma</text:p>
          </table:table-cell>
          <table:table-cell office:value-type="string">
            <text:p>C402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osteosarcoma</text:p>
          </table:table-cell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Conventional Osteosarcoma</text:p>
          </table:table-cell>
          <table:table-cell office:value-type="string">
            <text:p>C3587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id osteoma</text:p>
          </table:table-cell>
          <table:table-cell office:value-type="string">
            <text:p>Osteoid osteoma, NOS</text:p>
          </table:table-cell>
          <table:table-cell office:value-type="string">
            <text:p>9191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id Osteoma</text:p>
          </table:table-cell>
          <table:table-cell office:value-type="string">
            <text:p>C329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blastoma</text:p>
          </table:table-cell>
          <table:table-cell office:value-type="string">
            <text:p>Osteoblastoma, NOS</text:p>
          </table:table-cell>
          <table:table-cell office:value-type="string">
            <text:p>9200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blastoma</text:p>
          </table:table-cell>
          <table:table-cell office:value-type="string">
            <text:p>C3294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chondroma [fibula]</text:p>
          </table:table-cell>
          <table:table-cell office:value-type="string">
            <text:p>Osteochondroma</text:p>
          </table:table-cell>
          <table:table-cell office:value-type="string">
            <text:p>9210/0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None</text:p>
          </table:table-cell>
          <table:table-cell office:value-type="string">
            <text:p>C329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chondroma [Mafucci syndrome]</text:p>
          </table:table-cell>
          <table:table-cell office:value-type="string">
            <text:p>Chondroma, NOS</text:p>
          </table:table-cell>
          <table:table-cell office:value-type="string">
            <text:p>92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hondroma</text:p>
          </table:table-cell>
          <table:table-cell office:value-type="string">
            <text:p>C534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</text:p>
          </table:table-cell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Chondrosarcoma</text:p>
          </table:table-cell>
          <table:table-cell office:value-type="string">
            <text:p>C2946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bones and joints</text:p>
          </table:table-cell>
          <table:table-cell office:value-type="string">
            <text:p>C80.9</text:p>
          </table:table-cell>
          <table:table-cell office:value-type="string">
            <text:p>Chondrosarcoma</text:p>
          </table:table-cell>
          <table:table-cell office:value-type="string">
            <text:p>C2946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blastoma</text:p>
          </table:table-cell>
          <table:table-cell office:value-type="string">
            <text:p>Chondroblastoma, NOS</text:p>
          </table:table-cell>
          <table:table-cell office:value-type="string">
            <text:p>9230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ndroblastoma</text:p>
          </table:table-cell>
          <table:table-cell office:value-type="string">
            <text:p>C29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None</text:p>
          </table:table-cell>
          <table:table-cell office:value-type="string">
            <text:p>C383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tumor of bone</text:p>
          </table:table-cell>
          <table:table-cell office:value-type="string">
            <text:p>Giant cell tumor of bone, NOS</text:p>
          </table:table-cell>
          <table:table-cell office:value-type="string">
            <text:p>9250/1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clastic Giant Cell-Rich Tumor of Bone</text:p>
          </table:table-cell>
          <table:table-cell office:value-type="string">
            <text:p>C373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Ewing Sarcoma</text:p>
          </table:table-cell>
          <table:table-cell office:value-type="string">
            <text:p>C481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style-name="ce2" office:value-type="string">
            <text:p>Ewing Sarcoma [Cell Line TC71]</text:p>
          </table:table-cell>
          <table:table-cell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Ewing Sarcoma</text:p>
          </table:table-cell>
          <table:table-cell office:value-type="string">
            <text:p>C481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-cell odontogenic carcinoma, primary tumor</text:p>
          </table:table-cell>
          <table:table-cell office:value-type="string">
            <text:p>Odontogenic tumor, malignant</text:p>
          </table:table-cell>
          <table:table-cell office:value-type="string">
            <text:p>927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None</text:p>
          </table:table-cell>
          <table:table-cell office:value-type="string">
            <text:p>C7492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meloblastoma [Plexiform]</text:p>
          </table:table-cell>
          <table:table-cell office:value-type="string">
            <text:p>Ameloblastoma, malignant</text:p>
          </table:table-cell>
          <table:table-cell office:value-type="string">
            <text:p>931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ocytoma</text:p>
          </table:table-cell>
          <table:table-cell office:value-type="string">
            <text:p>C696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neoblastoma [pineal region]</text:p>
          </table:table-cell>
          <table:table-cell office:value-type="string">
            <text:p>Pineoblastoma</text:p>
          </table:table-cell>
          <table:table-cell office:value-type="string">
            <text:p>9362/3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oblastoma</text:p>
          </table:table-cell>
          <table:table-cell office:value-type="string">
            <text:p>C9344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Pineoblastoma</text:p>
          </table:table-cell>
          <table:table-cell office:value-type="string">
            <text:p>9362/3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C6967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primitive neuroectodermal tumor</text:p>
          </table:table-cell>
          <table:table-cell office:value-type="string">
            <text:p>Peripheral neuroectodermal tumor</text:p>
          </table:table-cell>
          <table:table-cell office:value-type="string">
            <text:p>9364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Peripheral Primitive Neuroectodermal Tumor</text:p>
          </table:table-cell>
          <table:table-cell office:value-type="string">
            <text:p>C934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kin tumor [cell line SK-N-MC]</text:p>
          </table:table-cell>
          <table:table-cell office:value-type="string">
            <text:p>Askin tumor</text:p>
          </table:table-cell>
          <table:table-cell office:value-type="string">
            <text:p>9365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kin tumor</text:p>
          </table:table-cell>
          <table:table-cell office:value-type="string">
            <text:p>C7542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ma [Sacrum]</text:p>
          </table:table-cell>
          <table:table-cell office:value-type="string">
            <text:p>Chordoma, NOS</text:p>
          </table:table-cell>
          <table:table-cell office:value-type="string">
            <text:p>937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rdoma</text:p>
          </table:table-cell>
          <table:table-cell office:value-type="string">
            <text:p>C294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id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Intrinsic Pontine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fiffuse intrinsic pontine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 [cell line 8-MG-BA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neuronal neoplasm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onal tumor [brain, right temporal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ediatric glioma [high grade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matosis cerebri [infratentorial]</text:p>
          </table:table-cell>
          <table:table-cell office:value-type="string">
            <text:p>Gliomatosis cerebri</text:p>
          </table:table-cell>
          <table:table-cell office:value-type="string">
            <text:p>938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Gliomatosis Cerebri</text:p>
          </table:table-cell>
          <table:table-cell office:value-type="string">
            <text:p>C431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, mixed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oligoastrocytoma [Grade III]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de IV mixed oligoastrocytoma [Grade IV]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I mixed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mixed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s</text:p>
          </table:table-cell>
          <table:table-cell office:value-type="string">
            <text:p>Atypical choroid plexus papilloma</text:p>
          </table:table-cell>
          <table:table-cell office:value-type="string">
            <text:p>9390/1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None</text:p>
          </table:table-cell>
          <table:table-cell office:value-type="string">
            <text:p>C5368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 [grade 1]</text:p>
          </table:table-cell>
          <table:table-cell office:value-type="string">
            <text:p>Atypical choroid plexus papilloma</text:p>
          </table:table-cell>
          <table:table-cell office:value-type="string">
            <text:p>9390/1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None</text:p>
          </table:table-cell>
          <table:table-cell office:value-type="string">
            <text:p>C5368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Choroid Plexus Carcinoma</text:p>
          </table:table-cell>
          <table:table-cell office:value-type="string">
            <text:p>C4715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ependymoma [Benign, posterior foss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ma, benign [child, posterior foss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endymoma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bependymoma [left lateral ventricle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papillary ependymoma [cauda equin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blastoma</text:p>
          </table:table-cell>
          <table:table-cell office:value-type="string">
            <text:p>Ependymoma, anaplastic</text:p>
          </table:table-cell>
          <table:table-cell office:value-type="string">
            <text:p>9392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Embryonal Tumor with Multilayered Rosettes, C19MC-Altered</text:p>
          </table:table-cell>
          <table:table-cell office:value-type="string">
            <text:p>C49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ependymoma [grade 3, Post. fossa]</text:p>
          </table:table-cell>
          <table:table-cell office:value-type="string">
            <text:p>Ependymoma, anaplastic</text:p>
          </table:table-cell>
          <table:table-cell office:value-type="string">
            <text:p>9392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Embryonal Tumor with Multilayered Rosettes, C19MC-Altered</text:p>
          </table:table-cell>
          <table:table-cell office:value-type="string">
            <text:p>C49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umour of the pineal region</text:p>
          </table:table-cell>
          <table:table-cell office:value-type="string">
            <text:p>Papillary tumor of the pineal region</text:p>
          </table:table-cell>
          <table:table-cell office:value-type="string">
            <text:p>9395/3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table:number-columns-repeated="2"/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astrocytoma [sup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bependymal giant cell astrocytoma [sup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lomyxoid astrocytoma [inf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-grade Astrocytoma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 [cell line NMC-G1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cytoma</text:p>
          </table:table-cell>
          <table:table-cell office:value-type="string">
            <text:p>C6078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stoma [cell line U-138MG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cytoma</text:p>
          </table:table-cell>
          <table:table-cell office:value-type="string">
            <text:p>C6078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ly infiltrating astrocytoma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Astrocytoma</text:p>
          </table:table-cell>
          <table:table-cell office:value-type="string">
            <text:p>C947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astrocytoma</text:p>
          </table:table-cell>
          <table:table-cell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Astrocytoma</text:p>
          </table:table-cell>
          <table:table-cell office:value-type="string">
            <text:p>C947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toplasmic astrocytoma</text:p>
          </table:table-cell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rotoplasmic Astrocytoma</text:p>
          </table:table-cell>
          <table:table-cell office:value-type="string">
            <text:p>C432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mistocytic Astrocytoma</text:p>
          </table:table-cell>
          <table:table-cell office:value-type="string">
            <text:p>C432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plastic infantile astrocytoma and ganglioglioma</text:p>
          </table:table-cell>
          <table:table-cell office:value-type="string">
            <text:p>Desmoplastic infantile astrocytoma</text:p>
          </table:table-cell>
          <table:table-cell office:value-type="string">
            <text:p>9412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esmoplastic Infantile Astrocytoma</text:p>
          </table:table-cell>
          <table:table-cell office:value-type="string">
            <text:p>C947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ysembryoplastic neuroepithelial tumour [parietal]</text:p>
          </table:table-cell>
          <table:table-cell office:value-type="string">
            <text:p>Dysembryoplastic neuroepithelial tumor</text:p>
          </table:table-cell>
          <table:table-cell office:value-type="string">
            <text:p>9413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ysembryoplastic Neuroepithelial Tumor</text:p>
          </table:table-cell>
          <table:table-cell office:value-type="string">
            <text:p>C950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Fibrillary Astrocytoma</text:p>
          </table:table-cell>
          <table:table-cell office:value-type="string">
            <text:p>C43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ilocytic Astrocytoma</text:p>
          </table:table-cell>
          <table:table-cell office:value-type="string">
            <text:p>C404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strocytoma, pilocytic/juvenile [familial]</text:p>
          </table:table-cell>
          <table:table-cell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ilocytic Astrocytoma</text:p>
          </table:table-cell>
          <table:table-cell office:value-type="string">
            <text:p>C404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xanthoastrocytoma [supratentorial]</text:p>
          </table:table-cell>
          <table:table-cell office:value-type="string">
            <text:p>Pleomorphic xanthoastrocytoma</text:p>
          </table:table-cell>
          <table:table-cell office:value-type="string">
            <text:p>9424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Pleomorphic Xanthoastrocytoma</text:p>
          </table:table-cell>
          <table:table-cell office:value-type="string">
            <text:p>C432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pleomorphic xanthoastrocytoma</text:p>
          </table:table-cell>
          <table:table-cell office:value-type="string">
            <text:p>Pleomorphic xanthoastrocytoma</text:p>
          </table:table-cell>
          <table:table-cell office:value-type="string">
            <text:p>942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leomorphic Xanthoastrocytoma</text:p>
          </table:table-cell>
          <table:table-cell office:value-type="string">
            <text:p>C432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 Differentiated Astroblastoma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Astroblastoma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 multiforme [supratentorial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, familial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blastoma [xenograft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glioblastoma [cell line G179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iant cell glioblastoma</text:p>
          </table:table-cell>
          <table:table-cell office:value-type="string">
            <text:p>C432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sarcoma</text:p>
          </table:table-cell>
          <table:table-cell office:value-type="string">
            <text:p>C379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 [cell line Hs 683]</text:p>
          </table:table-cell>
          <table:table-cell office:value-type="string">
            <text:p>Glioblast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 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ilgodendroglioma [cell line KG-1-C]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oligodendroglioma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ligodendroglial tumor [low grade]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Oligodendroglioma</text:p>
          </table:table-cell>
          <table:table-cell office:value-type="string">
            <text:p>C432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dendroglioma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Oligodendroglioma</text:p>
          </table:table-cell>
          <table:table-cell office:value-type="string">
            <text:p>C432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2">
          <table:table-cell office:value-type="string">
            <text:p>progenetix</text:p>
          </table:table-cell>
          <table:table-cell table:style-name="ce3" office:value-type="string">
            <text:p><text:span text:style-name="T1">Ol</text:span><text:span text:style-name="T2">igodendroglioma (Grade IV)</text:span>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ass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/desmoplast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stoma [classic]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myoblastoma/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and glial differentiation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differentiation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my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astoma [desmoplastic]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 medulloblastoma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medulloblastoma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pidermal tumor [PNET; 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Supratentorial Embryonal Tumor, Not Otherwise Specified</text:p>
          </table:table-cell>
          <table:table-cell office:value-type="string">
            <text:p>C696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pratentorial Primitive Neuroectodermal Tumor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Supratentorial Embryonal Tumor, Not Otherwise Specified</text:p>
          </table:table-cell>
          <table:table-cell office:value-type="string">
            <text:p>C696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nervous system primitive neuroectodermal tumor [cerebral region <text:s text:c="2"/>frontal lobe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itive Neuroectodermal Tumor 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NET with glial component [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ctodermal tumor [medulloepithelioma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ain neuroblastoma (Primitive neuroectodermal tumor)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/anaplastic medulloblastoma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medulloblastoma [diffuse moderate anaplasia]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ma [Abdominal]</text:p>
          </table:table-cell>
          <table:table-cell office:value-type="string">
            <text:p>Ganglioneuroma</text:p>
          </table:table-cell>
          <table:table-cell office:value-type="string">
            <text:p>949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ma</text:p>
          </table:table-cell>
          <table:table-cell office:value-type="string">
            <text:p>C304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blastoma</text:p>
          </table:table-cell>
          <table:table-cell office:value-type="string">
            <text:p>C379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 intermixed [Schwannian stroma-rich]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blastoma</text:p>
          </table:table-cell>
          <table:table-cell office:value-type="string">
            <text:p>C379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CHP-134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peripheral nervs incl. autonomous</text:p>
          </table:table-cell>
          <table:table-cell office:value-type="string">
            <text:p>C47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ebral neuroblastoma [cerebral region midline, frontal lobe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blastoma, NOS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NB(TU)1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adrenal gland</text:p>
          </table:table-cell>
          <table:table-cell office:value-type="string">
            <text:p>C76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epithelioma</text:p>
          </table:table-cell>
          <table:table-cell office:value-type="string">
            <text:p>Medulloepithelioma, NOS</text:p>
          </table:table-cell>
          <table:table-cell office:value-type="string">
            <text:p>9501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None</text:p>
          </table:table-cell>
          <table:table-cell office:value-type="string">
            <text:p>C668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pithelioma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1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neuroepithelial tumour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pithelial tumor [Low grade]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ribriform neuroepithelial tumor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glioma [temporooccipital]</text:p>
          </table:table-cell>
          <table:table-cell office:value-type="string">
            <text:p>Ganglioglioma, NOS</text:p>
          </table:table-cell>
          <table:table-cell office:value-type="string">
            <text:p>9505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anglioglioma</text:p>
          </table:table-cell>
          <table:table-cell office:value-type="string">
            <text:p>C37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cytoma</text:p>
          </table:table-cell>
          <table:table-cell office:value-type="string">
            <text:p>Central neurocytoma</text:p>
          </table:table-cell>
          <table:table-cell office:value-type="string">
            <text:p>9506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rebellar Liponeurocytoma</text:p>
          </table:table-cell>
          <table:table-cell office:value-type="string">
            <text:p>C690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Atypical Teratoid/Rhabdoid Tumor</text:p>
          </table:table-cell>
          <table:table-cell office:value-type="string">
            <text:p>C690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teratoid/rhabdoid tumour [infratentorial]</text:p>
          </table:table-cell>
          <table:table-cell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Atypical Teratoid/Rhabdoid Tumor</text:p>
          </table:table-cell>
          <table:table-cell office:value-type="string">
            <text:p>C690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al tumour [temporal]</text:p>
          </table:table-cell>
          <table:table-cell office:value-type="string">
            <text:p>Papillary glioneuronal tumor</text:p>
          </table:table-cell>
          <table:table-cell office:value-type="string">
            <text:p>9509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style-name="ce6" office:value-type="string">
            <text:p>Papillary Glioneuronal Tumor</text:p>
          </table:table-cell>
          <table:table-cell table:style-name="ce6" office:value-type="string">
            <text:p>C9255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tinoblastoma</text:p>
          </table:table-cell>
          <table:table-cell office:value-type="string">
            <text:p>Retinoblastoma, NOS</text:p>
          </table:table-cell>
          <table:table-cell office:value-type="string">
            <text:p>9510/3</text:p>
          </table:table-cell>
          <table:table-cell office:value-type="string">
            <text:p>retina</text:p>
          </table:table-cell>
          <table:table-cell office:value-type="string">
            <text:p>C69.2</text:p>
          </table:table-cell>
          <table:table-cell office:value-type="string">
            <text:p>Retinoblastoma</text:p>
          </table:table-cell>
          <table:table-cell office:value-type="string">
            <text:p>C7541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thesioneuroblastoma</text:p>
          </table:table-cell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factory Neuroblastoma</text:p>
          </table:table-cell>
          <table:table-cell office:value-type="string">
            <text:p>C378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factory Neuroblastoma</text:p>
          </table:table-cell>
          <table:table-cell office:value-type="string">
            <text:p>C378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ningioma</text:p>
          </table:table-cell>
          <table:table-cell office:value-type="string">
            <text:p>Meningioma, NOS</text:p>
          </table:table-cell>
          <table:table-cell office:value-type="string">
            <text:p>9530/0</text:p>
          </table:table-cell>
          <table:table-cell office:value-type="string">
            <text:p>meninges cerebral, spinal</text:p>
          </table:table-cell>
          <table:table-cell office:value-type="string">
            <text:p>C70.0</text:p>
          </table:table-cell>
          <table:table-cell office:value-type="string">
            <text:p>Meningioma</text:p>
          </table:table-cell>
          <table:table-cell office:value-type="string">
            <text:p>C323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meningioma [12ys after radiotherapy of medulloblastoma]</text:p>
          </table:table-cell>
          <table:table-cell office:value-type="string">
            <text:p>Meningioma, NOS</text:p>
          </table:table-cell>
          <table:table-cell office:value-type="string">
            <text:p>9530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Meningioma</text:p>
          </table:table-cell>
          <table:table-cell office:value-type="string">
            <text:p>C323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ningioma [recurrent]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None</text:p>
          </table:table-cell>
          <table:table-cell office:value-type="string">
            <text:p>C407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blastic meningioma, carcinoma-like component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blastic meningioma, fibroblastic component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ebral tumor with extensive rhabdoid features</text:p>
          </table:table-cell>
          <table:table-cell office:value-type="string">
            <text:p>Papillary meningioma</text:p>
          </table:table-cell>
          <table:table-cell office:value-type="string">
            <text:p>9538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Rhabdoid Meningioma</text:p>
          </table:table-cell>
          <table:table-cell office:value-type="string">
            <text:p>C690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xiform 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schwannoma [grade 2]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nerve sheath tumor [groin, recurrence]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chwannoma</text:p>
          </table:table-cell>
          <table:table-cell office:value-type="string">
            <text:p>Neurilemoma, NOS</text:p>
          </table:table-cell>
          <table:table-cell office:value-type="string">
            <text:p>9560/0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Schwannoma</text:p>
          </table:table-cell>
          <table:table-cell office:value-type="string">
            <text:p>C326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chwannoma [spinal [cellular schwannoma]]</text:p>
          </table:table-cell>
          <table:table-cell office:value-type="string">
            <text:p>Neurilemoma, NOS</text:p>
          </table:table-cell>
          <table:table-cell office:value-type="string">
            <text:p>9560/0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None</text:p>
          </table:table-cell>
          <table:table-cell office:value-type="string">
            <text:p>C697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5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nular cell tumor</text:p>
          </table:table-cell>
          <table:table-cell office:value-type="string">
            <text:p>Granular cell tumor of the sellar region</text:p>
          </table:table-cell>
          <table:table-cell office:value-type="string">
            <text:p>9582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Granular Cell Tumor</text:p>
          </table:table-cell>
          <table:table-cell office:value-type="string">
            <text:p>C347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nular cell tumours [cerebral]</text:p>
          </table:table-cell>
          <table:table-cell office:value-type="string">
            <text:p>Granular cell tumor of the sellar region</text:p>
          </table:table-cell>
          <table:table-cell office:value-type="string">
            <text:p>9582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NS lymphoma</text:p>
          </table:table-cell>
          <table:table-cell office:value-type="string">
            <text:p>Malignant lymphoma, NOS</text:p>
          </table:table-cell>
          <table:table-cell office:value-type="string">
            <text:p>959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Lymphoma</text:p>
          </table:table-cell>
          <table:table-cell office:value-type="string">
            <text:p>C3208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 lymphoma, unclassified</text:p>
          </table:table-cell>
          <table:table-cell office:value-type="string">
            <text:p>Malignant lymphoma, NOS</text:p>
          </table:table-cell>
          <table:table-cell office:value-type="string">
            <text:p>95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Lymphoma</text:p>
          </table:table-cell>
          <table:table-cell office:value-type="string">
            <text:p>C320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Hodgkin Lymphoma [cell line HBL-2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IDS-related non-Hodgkin lymphoma</text:p>
          </table:table-cell>
          <table:table-cell office:value-type="string">
            <text:p>C50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ermediate germinal center-like diffuse large B-cell / Burkitt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lecular Burkitt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cell non-Hodgkin lymphoma [cell line Mac-1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utaneous T-cell non-Hodgkin lymphoma</text:p>
          </table:table-cell>
          <table:table-cell office:value-type="string">
            <text:p>C346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non-Hodgkin lymphoma [cell line SCC-3]</text:p>
          </table:table-cell>
          <table:table-cell office:value-type="string">
            <text:p>B cell lymphoma, non-Hodgkin</text:p>
          </table:table-cell>
          <table:table-cell office:value-type="string">
            <text:p>9591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B-cell non-Hodgkin lymphoma</text:p>
          </table:table-cell>
          <table:table-cell office:value-type="string">
            <text:p>C345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L2 NS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morphic B-cell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ell lymphoma, NOS [IG-IRF4 pos.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278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B-cell NOS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278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 [cell line HDLM-2]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lymphocyte-rich</text:p>
          </table:table-cell>
          <table:table-cell office:value-type="string">
            <text:p>Hodgkin lymphoma, lymphocyte-rich</text:p>
          </table:table-cell>
          <table:table-cell office:value-type="string">
            <text:p>965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mixed cellularity</text:p>
          </table:table-cell>
          <table:table-cell office:value-type="string">
            <text:p>Hodgkin lymphoma, mixed cellularity, NOS</text:p>
          </table:table-cell>
          <table:table-cell office:value-type="string">
            <text:p>965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lymphocyte-depletion</text:p>
          </table:table-cell>
          <table:table-cell office:value-type="string">
            <text:p>Hodgkin lymphoma, lymphocyte depletion, NOS</text:p>
          </table:table-cell>
          <table:table-cell office:value-type="string">
            <text:p>965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ymphocyte Predominance Hodgkin lymphoma [LPHD]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965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nodular sclerosis</text:p>
          </table:table-cell>
          <table:table-cell office:value-type="string">
            <text:p>Hodgkin lymphoma, nodular sclerosis, NOS</text:p>
          </table:table-cell>
          <table:table-cell office:value-type="string">
            <text:p>966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plasmacytic Lymphoma</text:p>
          </table:table-cell>
          <table:table-cell office:value-type="string">
            <text:p>Malignant lymphoma, lymphoplasmacytic</text:p>
          </table:table-cell>
          <table:table-cell office:value-type="string">
            <text:p>967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Extranodal Marginal Zone Lymphoma of Mucosa-Associated Lymphoid Tissue</text:p>
          </table:table-cell>
          <table:table-cell office:value-type="string">
            <text:p>C389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/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ntle cell lymphoma [t(11;14) positive]</text:p>
          </table:table-cell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effusion lymphoma [cell line JSC-1]</text:p>
          </table:table-cell>
          <table:table-cell office:value-type="string">
            <text:p>Primary effusion lymphoma</text:p>
          </table:table-cell>
          <table:table-cell office:value-type="string">
            <text:p>9678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rimary effusion lymphoma</text:p>
          </table:table-cell>
          <table:table-cell office:value-type="string">
            <text:p>C6915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ffusion Lymphoma [Ascites]</text:p>
          </table:table-cell>
          <table:table-cell office:value-type="string">
            <text:p>Primary effusion lymphoma</text:p>
          </table:table-cell>
          <table:table-cell office:value-type="string">
            <text:p>9678/3</text:p>
          </table:table-cell>
          <table:table-cell office:value-type="string">
            <text:p>retroperitoneum and peritoneum</text:p>
          </table:table-cell>
          <table:table-cell office:value-type="string">
            <text:p>C48.9</text:p>
          </table:table-cell>
          <table:table-cell office:value-type="string">
            <text:p>Primary Effusion Lymphoma</text:p>
          </table:table-cell>
          <table:table-cell office:value-type="string">
            <text:p>C6915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B-cell lymphoma [cell line Karpas-1106P]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</text:p>
          </table:table-cell>
          <table:table-cell office:value-type="string">
            <text:p>Mediastinal (thymic) large B-cell lymphoma</text:p>
          </table:table-cell>
          <table:table-cell office:value-type="string">
            <text:p>C928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ediastinal B-cell lymphoma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Mediastinal (Thymic) Large B-Cell Lymphoma</text:p>
          </table:table-cell>
          <table:table-cell office:value-type="string">
            <text:p>C928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ediastinal B-NHL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table:number-columns-repeated="2"/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large B-cell lymphoma [cell line MedB-1]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967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ediastinal (thymic) large B-cell lymphoma </text:p>
          </table:table-cell>
          <table:table-cell office:value-type="string">
            <text:p>C928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Colon(Cecum)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diac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art</text:p>
          </table:table-cell>
          <table:table-cell office:value-type="string">
            <text:p>C38.0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histiocytic, diffuse [cell line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B-cell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histiocytoma [cell line U937-I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ukemic MCL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umor tissue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 novo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lapse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pos., t(14;18) pos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cb [IG-IRF4 pos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T-Cell/Histiocyte-Rich [stage IA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L, large B-cell, diffuse, immunoblastic, NOS [CNS, AIDS related]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9684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Plasmablastic Lymphoma</text:p>
          </table:table-cell>
          <table:table-cell office:value-type="string">
            <text:p>C722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cell lymphoma [immunoblastic, nodal]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968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Plasmablastic Lymphoma</text:p>
          </table:table-cell>
          <table:table-cell office:value-type="string">
            <text:p>C72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cell line Elijah]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pstein-Barr virus-related Burkitt lymphoma</text:p>
          </table:table-cell>
          <table:table-cell office:value-type="string">
            <text:p>C2769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IG-MYC pos., 3q2 break neg., t(14;18) neg.]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ike lymphoma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46,XY,dup(1)(q25q42),t(8;14)(q24;q32)/46,XY, dup(1)(q21q11),t(8;14)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/leukemia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/Burkitt-like lymphomas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 B-cell lymphoma [Spleen, LN, BM, PB]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Spleen</text:p>
          </table:table-cell>
          <table:table-cell office:value-type="string">
            <text:p>C42.2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lenic marginal zone lymphoma, NOS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Spleen</text:p>
          </table:table-cell>
          <table:table-cell office:value-type="string">
            <text:p>C42.2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lenic Marginal Zone Lymphoma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partial infiltration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ma primary specimen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pos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eg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.a.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a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in situ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style-name="ce4" office:value-type="string">
            <text:p>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2 Follicular Lymphoma</text:p>
          </table:table-cell>
          <table:table-cell office:value-type="string">
            <text:p>C896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I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/II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/II <text:s/>Small Lymphocytic Lymphoma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1 Follicular Lymphoma</text:p>
          </table:table-cell>
          <table:table-cell office:value-type="string">
            <text:p>C3465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</text:p>
          </table:table-cell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3 Follicular Lymphoma</text:p>
          </table:table-cell>
          <table:table-cell office:value-type="string">
            <text:p>C346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, 3B [transition to diffuse large B-cell lymphoma, IG-IRF4 pos.]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, 3A [transition to diffuse large B-cell lymphoma, IG-IRF4 pos.]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II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T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Mucosa-Associated Lymphoid Tissue Lymphoma</text:p>
          </table:table-cell>
          <table:table-cell office:value-type="string">
            <text:p>C526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B-cell Lymphoma [Stomach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T [pulmonary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lymphoma lymphoma of the orbit [Orbit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69.0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nodal marginal zone B-cell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  <table:table-cell office:value-type="string">
            <text:p>C3568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al Marginal Zon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-Associated Lymphatic Tissu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, NOS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cosis fungoides [tumor stage]</text:p>
          </table:table-cell>
          <table:table-cell office:value-type="string">
            <text:p>Mycosis fungoides</text:p>
          </table:table-cell>
          <table:table-cell office:value-type="string">
            <text:p>97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ycosis Fungoides</text:p>
          </table:table-cell>
          <table:table-cell office:value-type="string">
            <text:p>C324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otropic mycosis fungoides</text:p>
          </table:table-cell>
          <table:table-cell office:value-type="string">
            <text:p>mycosis fungoides</text:p>
          </table:table-cell>
          <table:table-cell office:value-type="string">
            <text:p>97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ycosis Fungoides</text:p>
          </table:table-cell>
          <table:table-cell office:value-type="string">
            <text:p>C35685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ezary Syndrome</text:p>
          </table:table-cell>
          <table:table-cell office:value-type="string">
            <text:p>C336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s Lymphoma [T-cell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table:style-name="ce12"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t otherwise specified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, unspecified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lymphoma [Pulmonary lymph node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NHL [stage IV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S [AIDS related]</text:p>
          </table:table-cell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gioimmunoblastic T-Cell Lymphoma</text:p>
          </table:table-cell>
          <table:table-cell office:value-type="string">
            <text:p>C752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ngioimmunoblastic T-Cell Lymphoma</text:p>
          </table:table-cell>
          <table:table-cell office:value-type="string">
            <text:p>C752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aggressive epidermotropic CD8+ T cell lymphoma. Berti's Lymphoma</text:p>
          </table:table-cell>
          <table:table-cell office:value-type="string">
            <text:p>Cutaneous T-cell lymphoma, NOS</text:p>
          </table:table-cell>
          <table:table-cell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CD8-Positive Aggressive Epidermotropic T-Cell Lymphoma</text:p>
          </table:table-cell>
          <table:table-cell office:value-type="string">
            <text:p>C4533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TCL, NOS</text:p>
          </table:table-cell>
          <table:table-cell office:value-type="string">
            <text:p>Cutaneous T-cell lymphoma, NOS</text:p>
          </table:table-cell>
          <table:table-cell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Cutaneous T-Cell Non-Hodgkin Lymphoma</text:p>
          </table:table-cell>
          <table:table-cell office:value-type="string">
            <text:p>C3467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style-name="ce5" office:value-type="string">
            <text:p>Cutaneous T-cell lymphoma [CD8 pos., stage Ivb]</text:p>
          </table:table-cell>
          <table:table-cell table:style-name="ce5" office:value-type="string">
            <text:p>Cutaneous T-cell lymphoma, NOS</text:p>
          </table:table-cell>
          <table:table-cell table:style-name="ce6"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U-DHL-1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NOS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s [cell line DEL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R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systemic type [ALK pos.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Hepatosplenic T-Cell Lymphoma</text:p>
          </table:table-cell>
          <table:table-cell office:value-type="string">
            <text:p>C845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teropathy type T-cell lymphoma</text:p>
          </table:table-cell>
          <table:table-cell office:value-type="string">
            <text:p>Intestinal T-cell lymphoma</text:p>
          </table:table-cell>
          <table:table-cell office:value-type="string">
            <text:p>9717/3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Enteropathy-Associated T-Cell Lymphoma</text:p>
          </table:table-cell>
          <table:table-cell office:value-type="string">
            <text:p>C4737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naplastic large cell lymphoma, cutaneous type</text:p>
          </table:table-cell>
          <table:table-cell office:value-type="string">
            <text:p>9718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Lymphomatoid Papulosis</text:p>
          </table:table-cell>
          <table:table-cell office:value-type="string">
            <text:p>C3721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D30+ LPD (ALCL type)</text:p>
          </table:table-cell>
          <table:table-cell office:value-type="string">
            <text:p>Primary cutaneous CD30+ T-cell lymphoproliferative disorder</text:p>
          </table:table-cell>
          <table:table-cell office:value-type="string">
            <text:p>9718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Anaplastic Large Cell Lymphoma</text:p>
          </table:table-cell>
          <table:table-cell office:value-type="string">
            <text:p>C686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-cell lymphoma [blastic, skin involvement]</text:p>
          </table:table-cell>
          <table:table-cell office:value-type="string">
            <text:p>NK/T-cell lymphoma</text:p>
          </table:table-cell>
          <table:table-cell office:value-type="string">
            <text:p>971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/Tcell lymphoma [cutaneous]</text:p>
          </table:table-cell>
          <table:table-cell office:value-type="string">
            <text:p>NK/T-cell lymphoma</text:p>
          </table:table-cell>
          <table:table-cell office:value-type="string">
            <text:p>971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Cell Lymphoma [nasal, relapse in ovary]</text:p>
          </table:table-cell>
          <table:table-cell office:value-type="string">
            <text:p>NK/T-cell lymphoma, nasal and nasal-type</text:p>
          </table:table-cell>
          <table:table-cell office:value-type="string">
            <text:p>9719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gamma-delta T-cell lymphoma</text:p>
          </table:table-cell>
          <table:table-cell office:value-type="string">
            <text:p>Primary cutaneous gamma-delta-T-cell lymphoma</text:p>
          </table:table-cell>
          <table:table-cell office:value-type="string">
            <text:p>9726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gamma-delta-T-cell lymphoma</text:p>
          </table:table-cell>
          <table:table-cell office:value-type="string">
            <text:p>C45340</text:p>
          </table:table-cell>
          <table:table-cell table:style-name="ce10"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stic plasmacytoid dendritic cell neoplasm</text:p>
          </table:table-cell>
          <table:table-cell office:value-type="string">
            <text:p>Precursor cell lymphoblastic lymphoma, NOS</text:p>
          </table:table-cell>
          <table:table-cell office:value-type="string">
            <text:p>97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Lymphoblastic Lymphoma</text:p>
          </table:table-cell>
          <table:table-cell office:value-type="string">
            <text:p>C9360</text:p>
          </table:table-cell>
          <table:table-cell office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ic lymphoma [B-cell]</text:p>
          </table:table-cell>
          <table:table-cell office:value-type="string">
            <text:p>Precursor B-cell lymphoblastic lymphoma</text:p>
          </table:table-cell>
          <table:table-cell office:value-type="string">
            <text:p>972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lymphoblastic lymphoma</text:p>
          </table:table-cell>
          <table:table-cell office:value-type="string">
            <text:p>Precursor T-cell lymphoblastic lymphoma</text:p>
          </table:table-cell>
          <table:table-cell office:value-type="string">
            <text:p>972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 Lymphoblastic Lymphoma</text:p>
          </table:table-cell>
          <table:table-cell office:value-type="string">
            <text:p>C691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ple myeloma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oldering Multiple Myeloma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cytoma</text:p>
          </table:table-cell>
          <table:table-cell office:value-type="string">
            <text:p>C9349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myeloma [cell line RPMI-8226]</text:p>
          </table:table-cell>
          <table:table-cell office:value-type="string">
            <text:p>Multiple myeloma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Leukemia</text:p>
          </table:table-cell>
          <table:table-cell office:value-type="string">
            <text:p>C3180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 [gastric]</text:p>
          </table:table-cell>
          <table:table-cell office:value-type="string">
            <text:p>Plasmacytoma, extramedullary (not occurring in bone)</text:p>
          </table:table-cell>
          <table:table-cell office:value-type="string">
            <text:p>9734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ngerhans cell histiocytosis</text:p>
          </table:table-cell>
          <table:table-cell office:value-type="string">
            <text:p>Langerhans cell histiocytosis, NOS</text:p>
          </table:table-cell>
          <table:table-cell office:value-type="string">
            <text:p>9751/1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Langerhans Cell Histiocytosis</text:p>
          </table:table-cell>
          <table:table-cell office:value-type="string">
            <text:p>C3107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ndritic cell tumour</text:p>
          </table:table-cell>
          <table:table-cell office:value-type="string">
            <text:p>Interdigitating dendritic cell sarcoma</text:p>
          </table:table-cell>
          <table:table-cell office:value-type="string">
            <text:p>975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erdigitating Dendritic Cell Sarcoma</text:p>
          </table:table-cell>
          <table:table-cell office:value-type="string">
            <text:p>C928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Waldenstrom Macroglobulinemia</text:p>
          </table:table-cell>
          <table:table-cell office:value-type="string">
            <text:p>C80307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clonal gammopathy of unknown significance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 of Uncertain Significance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-phenotype acute leukemia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ukemia NOS [cell line F36P]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eukemia NOS [cell line KASUMI1]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biphenotypic leukemia [cell line MY]</text:p>
          </table:table-cell>
          <table:table-cell office:value-type="string">
            <text:p>Acute biphenotypic leukemia</text:p>
          </table:table-cell>
          <table:table-cell office:value-type="string">
            <text:p>98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Biphenotypic Leukemia</text:p>
          </table:table-cell>
          <table:table-cell office:value-type="string">
            <text:p>C4673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ixed lineage leukemia</text:p>
          </table:table-cell>
          <table:table-cell office:value-type="string">
            <text:p>Acute biphenotypic leukemia</text:p>
          </table:table-cell>
          <table:table-cell office:value-type="string">
            <text:p>98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Biphenotypic Leukemia</text:p>
          </table:table-cell>
          <table:table-cell office:value-type="string">
            <text:p>C4673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 acute lymphoblastic leukemia [cell line BALM9]</text:p>
          </table:table-cell>
          <table:table-cell office:value-type="string">
            <text:p>B lymphoblastic leukemia/lymphoma, NOS</text:p>
          </table:table-cell>
          <table:table-cell office:value-type="string">
            <text:p>981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Lymphocytic Lymphom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lymphocytic leukaemia [increased prolymphocytes, Binet A]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LL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cytic Leukemi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table:style-name="ce11"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eukemia [cell line KHM-10B]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dult Burkitt leukemia</text:p>
          </table:table-cell>
          <table:table-cell office:value-type="string">
            <text:p>C795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, mature B-cell type [cell line U-293]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98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/lymphoma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98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olymphocytic leukemia, B-cell type</text:p>
          </table:table-cell>
          <table:table-cell office:value-type="string">
            <text:p>983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prolymphocytic leukemia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-Cell Prolymphocytic Leukemia</text:p>
          </table:table-cell>
          <table:table-cell office:value-type="string">
            <text:p>C4752</text:p>
          </table:table-cell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PLL [inv(14) or t(14;14)-positive]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ymphocytic leukemia, T-cell type [small-cell variant]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prolymphocytic leukemia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emi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eukemia [E2A-PBX1pos]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, NOS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/lymphoblastic lymphom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aemia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ecursor B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cytic leukemia [B-cell]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-B Acute Lymphoblastic Leukemia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acute lymphoblastic leukemia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 Acute Lymphoblastic Leukemia</text:p>
          </table:table-cell>
          <table:table-cell office:value-type="string">
            <text:p>C3183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acute lymphoblastic leukemia [cell line J.gamma1]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ildhood T acute lymphoblastic leukemia</text:p>
          </table:table-cell>
          <table:table-cell office:value-type="string">
            <text:p>C7953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ALL [T cell]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T-lymphoblastic leukemia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erythroid leukemia [FAB M6, refractory]</text:p>
          </table:table-cell>
          <table:table-cell office:value-type="string">
            <text:p>Acute myeloid leukemia, M6 type</text:p>
          </table:table-cell>
          <table:table-cell office:value-type="string">
            <text:p>984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7467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rythroleukemia [cell line HEL]</text:p>
          </table:table-cell>
          <table:table-cell office:value-type="string">
            <text:p>Erythroleukemia</text:p>
          </table:table-cell>
          <table:table-cell office:value-type="string">
            <text:p>984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rythroleukemia</text:p>
          </table:table-cell>
          <table:table-cell office:value-type="string">
            <text:p>C7152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leukemia NOS [cell line MV411]</text:p>
          </table:table-cell>
          <table:table-cell office:value-type="string">
            <text:p>Myeloid leukemia, NOS</text:p>
          </table:table-cell>
          <table:table-cell office:value-type="string">
            <text:p>98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4774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id leukemia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panmyelosis with myelofibrosis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id leukemia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genous leukemia [cell line MEG-01]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,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promyelocytic leukemia</text:p>
          </table:table-cell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Promyelocytic Leukemia with PML-RARA</text:p>
          </table:table-cell>
          <table:table-cell office:value-type="string">
            <text:p>C318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monocytic leukemia [cell line KY821]</text:p>
          </table:table-cell>
          <table:table-cell office:value-type="string">
            <text:p>Acute myelomonocytic leukemia, NOS</text:p>
          </table:table-cell>
          <table:table-cell office:value-type="string">
            <text:p>986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monocytic leukemia</text:p>
          </table:table-cell>
          <table:table-cell office:value-type="string">
            <text:p>C7463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 minimal differentiation (FAB type M0)</text:p>
          </table:table-cell>
          <table:table-cell office:value-type="string">
            <text:p>Acute myeloid leukemia, minimal differentiation</text:p>
          </table:table-cell>
          <table:table-cell office:value-type="string">
            <text:p>987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</text:p>
          </table:table-cell>
          <table:table-cell office:value-type="string">
            <text:p>C3171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out maturation [FAB M1, refractory]</text:p>
          </table:table-cell>
          <table:table-cell office:value-type="string">
            <text:p>Acute myeloid leukemia without maturation</text:p>
          </table:table-cell>
          <table:table-cell office:value-type="string">
            <text:p>987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out Maturation</text:p>
          </table:table-cell>
          <table:table-cell office:value-type="string">
            <text:p>C3249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blastic leukemia with maturation [FAB M2]</text:p>
          </table:table-cell>
          <table:table-cell office:value-type="string">
            <text:p>Acute myeloid leukemia with maturation</text:p>
          </table:table-cell>
          <table:table-cell office:value-type="string">
            <text:p>987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 Maturation</text:p>
          </table:table-cell>
          <table:table-cell office:value-type="string">
            <text:p>C3250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myelogeneous leukemia [megekaryocytic blast crisis]</text:p>
          </table:table-cell>
          <table:table-cell office:value-type="string">
            <text:p>Chronic myelogenous leukemia, BCR/ABL <text:s/>positive</text:p>
          </table:table-cell>
          <table:table-cell office:value-type="string">
            <text:p>987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chronic myeloid leukemia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987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Chronic Myeloid Leukemia, BCR-ABL1 Negative</text:p>
          </table:table-cell>
          <table:table-cell office:value-type="string">
            <text:p>C3519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blastic leukemia with differentiation [FAB M5b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onoblastic Leukemia</text:p>
          </table:table-cell>
          <table:table-cell office:value-type="string">
            <text:p>C7171</text:p>
          </table:table-cell>
          <table:table-cell office:value-type="float" office:value="35031">
            <text:p>3503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onoblastic leukemia [FAB M5, refractory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onoblastic Leukemia</text:p>
          </table:table-cell>
          <table:table-cell office:value-type="string">
            <text:p>C7171</text:p>
          </table:table-cell>
          <table:table-cell office:value-type="float" office:value="35031">
            <text:p>3503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cytic leukemia [cell line TUR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dult acute monocytic leukemia</text:p>
          </table:table-cell>
          <table:table-cell office:value-type="string">
            <text:p>C826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 with prior myelodysplastic syndrome [RAEB]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989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 Multilineage Dysplasia</text:p>
          </table:table-cell>
          <table:table-cell office:value-type="string">
            <text:p>C9289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egakaryoblastic leukemia [Down syndrome]</text:p>
          </table:table-cell>
          <table:table-cell office:value-type="string">
            <text:p>Acute megakaryoblastic leukemia</text:p>
          </table:table-cell>
          <table:table-cell office:value-type="string">
            <text:p>991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egakaryoblastic Leukemia</text:p>
          </table:table-cell>
          <table:table-cell office:value-type="string">
            <text:p>C3170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leukemia [RAEB, after ovarian ca.]</text:p>
          </table:table-cell>
          <table:table-cell office:value-type="string">
            <text:p>Therapy related myeloid neoplasm</text:p>
          </table:table-cell>
          <table:table-cell office:value-type="string">
            <text:p>992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825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myeloid leukemia [cell line]</text:p>
          </table:table-cell>
          <table:table-cell office:value-type="string">
            <text:p>Therapy related myeloid neoplasm</text:p>
          </table:table-cell>
          <table:table-cell office:value-type="string">
            <text:p>992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825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airy cell leukemia [cell line MLMA]</text:p>
          </table:table-cell>
          <table:table-cell office:value-type="string">
            <text:p>Hairy cell leukemia</text:p>
          </table:table-cell>
          <table:table-cell office:value-type="string">
            <text:p>9940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Hairy cell leukemia</text:p>
          </table:table-cell>
          <table:table-cell office:value-type="string">
            <text:p>C740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monocytic leukemia</text:p>
          </table:table-cell>
          <table:table-cell office:value-type="string">
            <text:p>Chronic myelomonocytic leukemia, NOS</text:p>
          </table:table-cell>
          <table:table-cell office:value-type="string">
            <text:p>994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monocytic Leukemia</text:p>
          </table:table-cell>
          <table:table-cell office:value-type="string">
            <text:p>C3178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Juvenile Myelomonocytic Leukemia</text:p>
          </table:table-cell>
          <table:table-cell office:value-type="string">
            <text:p>C9233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ggressive NK-Cell Leukemia</text:p>
          </table:table-cell>
          <table:table-cell office:value-type="string">
            <text:p>C8647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cythemia vera</text:p>
          </table:table-cell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olycythemia Vera</text:p>
          </table:table-cell>
          <table:table-cell office:value-type="string">
            <text:p>C333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essential thrombocythemia myelofibrosis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polycythemia vera myelofibrosis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proliferative neoplasm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proliferative disorder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diopathic 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sential thrombocythemia</text:p>
          </table:table-cell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ssential Thrombocythemia</text:p>
          </table:table-cell>
          <table:table-cell office:value-type="string">
            <text:p>C340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eosinophilic syndrome</text:p>
          </table:table-cell>
          <table:table-cell office:value-type="string">
            <text:p>Chronic eosinophilic leukemia, NOS</text:p>
          </table:table-cell>
          <table:table-cell office:value-type="string">
            <text:p>996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Eosinophilic Leukemia Not Otherwise Specified</text:p>
          </table:table-cell>
          <table:table-cell office:value-type="string">
            <text:p>C4563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, NOS</text:p>
          </table:table-cell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Refractory Anemia</text:p>
          </table:table-cell>
          <table:table-cell office:value-type="string">
            <text:p>C287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Refractory Anemia</text:p>
          </table:table-cell>
          <table:table-cell office:value-type="string">
            <text:p>C287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 [MDS/MPD (RARS-T)]</text:p>
          </table:table-cell>
          <table:table-cell office:value-type="string">
            <text:p>Refractory anemia with sideroblasts</text:p>
          </table:table-cell>
          <table:table-cell office:value-type="string">
            <text:p>998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Ring Sideroblasts</text:p>
          </table:table-cell>
          <table:table-cell office:value-type="string">
            <text:p>C403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ringed sideroblasts [RARS]</text:p>
          </table:table-cell>
          <table:table-cell office:value-type="string">
            <text:p>Refractory anemia with sideroblasts</text:p>
          </table:table-cell>
          <table:table-cell office:value-type="string">
            <text:p>998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Ring Sideroblasts</text:p>
          </table:table-cell>
          <table:table-cell office:value-type="string">
            <text:p>C4036</text:p>
          </table:table-cell>
          <table:table-cell office:value-type="float" office:value="35023">
            <text:p>35023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[RAEB]</text:p>
          </table:table-cell>
          <table:table-cell office:value-type="string">
            <text:p>Refractory anemia with excess blasts</text:p>
          </table:table-cell>
          <table:table-cell office:value-type="string">
            <text:p>998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Excess Blasts</text:p>
          </table:table-cell>
          <table:table-cell office:value-type="string">
            <text:p>C750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of blasts (FAB)</text:p>
          </table:table-cell>
          <table:table-cell office:value-type="string">
            <text:p>Refractory anemia with excess blasts</text:p>
          </table:table-cell>
          <table:table-cell office:value-type="string">
            <text:p>998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Excess Blasts</text:p>
          </table:table-cell>
          <table:table-cell office:value-type="string">
            <text:p>C750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in transformation [RAEBT, secondary]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998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27080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myelodysplastic syndrome</text:p>
          </table:table-cell>
          <table:table-cell office:value-type="string">
            <text:p>Therapy-related myelodysplastic syndrome, NOS</text:p>
          </table:table-cell>
          <table:table-cell office:value-type="string">
            <text:p>99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herapy-Related Myelodysplastic Syndrome</text:p>
          </table:table-cell>
          <table:table-cell office:value-type="string">
            <text:p>C2772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s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unilineage 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 and ring sideroblasts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Xenograft</text:p>
          </table:table-cell>
          <table:table-cell office:value-type="string">
            <text:p>None</text:p>
          </table:table-cell>
          <table:table-cell/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1018"/>
        </table:table-row>
        <table:table-row table:style-name="ro1" table:number-rows-repeated="10474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I108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MT" svg:font-family="ArialMT" style:font-family-generic="swiss"/>
    <style:font-face style:name="SourceSansPro-Regular" svg:font-family="SourceSansPro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6/08/2018</text:date>, <text:time>09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T2H42M20S</meta:editing-duration>
    <meta:editing-cycles>4</meta:editing-cycles>
    <meta:creation-date>2018-05-07T10:45:51</meta:creation-date>
    <meta:initial-creator>Paula Carrio</meta:initial-creator>
    <dc:date>2018-06-08T09:55:33</dc:date>
    <dc:creator>Paula Carrio</dc:creator>
    <meta:document-statistic meta:table-count="1" meta:cell-count="9473" meta:object-count="0"/>
  </office:meta>
</office:document-meta>
</file>